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phesia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EPHESIANS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CREATION OF THIS BODY (1:1-14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CREATION OF THIS BODY (1:1-14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It was planned by the Father (1:1-6).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It was planned by the Father (1:1-6).<text:s text:c="1"/></text:span><text:span text:style-name="a510" text:class-names=""/></text:p>
          </draw:text-box>
          <svg:title/>
          <svg:desc/>
        </draw:frame>
        <draw:frame draw:id="id97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blessed us (1:1-3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selected us (1:4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He selected us (1:4).<text:s text:c="1"/></text:span><text:span text:style-name="a525" text:class-names=""/></text:p>
          </draw:text-box>
          <svg:title/>
          <svg:desc/>
        </draw:frame>
        <draw:frame draw:id="id99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en this occurred (1:4a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y this occurred (1:4b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It was planned by the Father (1:1-6).<text:s text:c="1"/></text:span><text:span text:style-name="a540" text:class-names=""/></text:p>
          </draw:text-box>
          <svg:title/>
          <svg:desc/>
        </draw:frame>
        <draw:frame draw:id="id101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e blessed us (1:1-3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selected us (1: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adopted us (1:5-6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7" draw:style-name="a556" draw:master-page-name="Master1-Layout12-tx-Title-and-Text" presentation:presentation-page-layout-name="Master1-PPL12" draw:id="Slide-262">
        <draw:frame draw:id="id102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CREATION OF THIS BODY (1:1-14):<text:s text:c="1"/></text:span><text:span text:style-name="a558" text:class-names=""/></text:p>
          </draw:text-box>
          <svg:title/>
          <svg:desc/>
        </draw:frame>
        <draw:frame draw:id="id103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It was planned by the Father (1:1-6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It was purchased by the Son (1:7-12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8" draw:style-name="a571" draw:master-page-name="Master1-Layout1-title-Title-Slide" presentation:presentation-page-layout-name="Master1-PPL1" draw:id="Slide-263">
        <draw:frame draw:id="id104" presentation:style-name="a575" draw:name="Title 1" svg:x="1.38in" svg:y="0.83in" svg:width="10.3in" svg:height="4.42in" presentation:class="title" presentation:placeholder="false">
          <draw:text-box>
            <text:p text:style-name="a574" text:class-names="" text:cond-style-name=""><text:span text:style-name="a572" text:class-names=""><text:s text:c="1"/>It was purchased by the Son (1:7-12).<text:s text:c="1"/></text:span><text:span text:style-name="a573" text:class-names=""/></text:p>
          </draw:text-box>
          <svg:title/>
          <svg:desc/>
        </draw:frame>
        <draw:frame draw:id="id105" presentation:style-name="a580" draw:name="Subtitle 2" svg:x="1.38in" svg:y="5.25in" svg:width="10.3in" svg:height="1.85in" presentation:class="subtitle" presentation:placeholder="false">
          <draw:text-box>
            <text:p text:style-name="a577" text:class-names="" text:cond-style-name=""><text:span text:style-name="a576" text:class-names=""><text:s text:c="1"/>What Jesus did (1:7-10)<text:s text:c="1"/></text:span></text:p>
            <text:p text:style-name="a579" text:class-names="" text:cond-style-name=""><text:span text:style-name="a578" text:class-names=""/></text:p>
          </draw:text-box>
          <svg:title/>
          <svg:desc/>
        </draw:frame>
      </draw:page>
      <draw:page draw:name="Slide9" draw:style-name="a581" draw:master-page-name="Master1-Layout12-tx-Title-and-Text" presentation:presentation-page-layout-name="Master1-PPL12" draw:id="Slide-264">
        <draw:frame draw:id="id106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What Jesus did (1:7-10)<text:s text:c="1"/></text:span><text:span text:style-name="a583" text:class-names=""/></text:p>
          </draw:text-box>
          <svg:title/>
          <svg:desc/>
        </draw:frame>
        <draw:frame draw:id="id107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He redeemed us by his blood (1:7-8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He will someday gather us in his name (1:9-10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0" draw:style-name="a596" draw:master-page-name="Master1-Layout12-tx-Title-and-Text" presentation:presentation-page-layout-name="Master1-PPL12" draw:id="Slide-265">
        <draw:frame draw:id="id108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It was purchased by the Son (1:7-12).<text:s text:c="1"/></text:span><text:span text:style-name="a598" text:class-names=""/></text:p>
          </draw:text-box>
          <svg:title/>
          <svg:desc/>
        </draw:frame>
        <draw:frame draw:id="id109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What Jesus did (1:7-10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Why Jesus did it (1:11-12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1" draw:style-name="a611" draw:master-page-name="Master1-Layout12-tx-Title-and-Text" presentation:presentation-page-layout-name="Master1-PPL12" draw:id="Slide-266">
        <draw:frame draw:id="id110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CREATION OF THIS BODY (1:1-14):<text:s text:c="1"/></text:span><text:span text:style-name="a613" text:class-names=""/></text:p>
          </draw:text-box>
          <svg:title/>
          <svg:desc/>
        </draw:frame>
        <draw:frame draw:id="id111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It was planned by the Father (1:1-6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t was purchased by the Son (1:7-12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It is preserved by the Spirit (1:13-14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2" draw:style-name="a629" draw:master-page-name="Master1-Layout12-tx-Title-and-Text" presentation:presentation-page-layout-name="Master1-PPL12" draw:id="Slide-267">
        <draw:frame draw:id="id112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It is preserved by the Spirit (1:13-14).<text:s text:c="1"/></text:span><text:span text:style-name="a631" text:class-names=""/></text:p>
          </draw:text-box>
          <svg:title/>
          <svg:desc/>
        </draw:frame>
        <draw:frame draw:id="id113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What the Holy Spirit does (1:1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Why the Holy Spirit does it (1:14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3" draw:style-name="a644" draw:master-page-name="Master1-Layout12-tx-Title-and-Text" presentation:presentation-page-layout-name="Master1-PPL12" draw:id="Slide-268">
        <draw:frame draw:id="id114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THE CREATION OF THIS BODY (1:1-14):<text:s text:c="1"/></text:span><text:span text:style-name="a646" text:class-names=""/></text:p>
          </draw:text-box>
          <svg:title/>
          <svg:desc/>
        </draw:frame>
        <draw:frame draw:id="id115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It was planned by the Father (1:1-6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It was purchased by the Son (1:7-12).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It is preserved by the Spirit (1:13-14).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4" draw:style-name="a662" draw:master-page-name="Master1-Layout12-tx-Title-and-Text" presentation:presentation-page-layout-name="Master1-PPL12" draw:id="Slide-269">
        <draw:frame draw:id="id116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EPHESIANS 1<text:s text:c="1"/></text:span><text:span text:style-name="a664" text:class-names=""/></text:p>
          </draw:text-box>
          <svg:title/>
          <svg:desc/>
        </draw:frame>
        <draw:frame draw:id="id117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THE CREATION OF THIS BODY (1:1-14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THE CONSECRATION OF THIS BODY (1:15-23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5" draw:style-name="a677" draw:master-page-name="Master1-Layout12-tx-Title-and-Text" presentation:presentation-page-layout-name="Master1-PPL12" draw:id="Slide-270">
        <draw:frame draw:id="id118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THE CONSECRATION OF THIS BODY (1:15-23):<text:s text:c="1"/></text:span><text:span text:style-name="a679" text:class-names=""/></text:p>
          </draw:text-box>
          <svg:title/>
          <svg:desc/>
        </draw:frame>
        <draw:frame draw:id="id119" presentation:style-name="a697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Concerning his person (1:15-17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Concerning his promise (1:18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Concerning his power (1:19-20a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Concerning his position (1:20b-23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6" draw:style-name="a698" draw:master-page-name="Master1-Layout12-tx-Title-and-Text" presentation:presentation-page-layout-name="Master1-PPL12" draw:id="Slide-271">
        <draw:frame draw:id="id120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Concerning his position (1:20b-23)<text:s text:c="1"/></text:span><text:span text:style-name="a700" text:class-names=""/></text:p>
          </draw:text-box>
          <svg:title/>
          <svg:desc/>
        </draw:frame>
        <draw:frame draw:id="id121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Christ's position in heaven (1:20b-21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Christ's position on earth (1:22-23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7" draw:style-name="a713" draw:master-page-name="Master1-Layout12-tx-Title-and-Text" presentation:presentation-page-layout-name="Master1-PPL12" draw:id="Slide-272">
        <draw:frame draw:id="id122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THE CONSECRATION OF THIS BODY (1:15-23):<text:s text:c="1"/></text:span><text:span text:style-name="a715" text:class-names=""/></text:p>
          </draw:text-box>
          <svg:title/>
          <svg:desc/>
        </draw:frame>
        <draw:frame draw:id="id123" presentation:style-name="a733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Concerning his person (1:15-17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Concerning his promise (1:18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Concerning his power (1:19-20a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Concerning his position (1:20b-2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8" draw:style-name="a734" draw:master-page-name="Master1-Layout12-tx-Title-and-Text" presentation:presentation-page-layout-name="Master1-PPL12" draw:id="Slide-273">
        <draw:frame draw:id="id124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EPHESIANS 1<text:s text:c="1"/></text:span><text:span text:style-name="a736" text:class-names=""/></text:p>
          </draw:text-box>
          <svg:title/>
          <svg:desc/>
        </draw:frame>
        <draw:frame draw:id="id125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THE CREATION OF THIS BODY (1:1-14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CONSECRATION OF THIS BODY (1:15-23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9" draw:style-name="a749" draw:master-page-name="Master1-Layout1-title-Title-Slide" presentation:presentation-page-layout-name="Master1-PPL1" draw:id="Slide-274">
        <draw:frame draw:id="id126" presentation:style-name="a753" draw:name="Title 1" svg:x="1.38in" svg:y="0.83in" svg:width="10.3in" svg:height="4.42in" presentation:class="title" presentation:placeholder="false">
          <draw:text-box>
            <text:p text:style-name="a752" text:class-names="" text:cond-style-name=""><text:span text:style-name="a750" text:class-names="">EPHESIANS 2<text:s text:c="1"/></text:span><text:span text:style-name="a751" text:class-names=""/></text:p>
          </draw:text-box>
          <svg:title/>
          <svg:desc/>
        </draw:frame>
        <draw:frame draw:id="id127" presentation:style-name="a758" draw:name="Subtitle 2" svg:x="1.38in" svg:y="5.25in" svg:width="10.3in" svg:height="1.85in" presentation:class="subtitle" presentation:placeholder="false">
          <draw:text-box>
            <text:p text:style-name="a755" text:class-names="" text:cond-style-name=""><text:span text:style-name="a754" text:class-names="">WHAT WE ONCE WERE (2:1-3, 11-12)<text:s text:c="1"/></text:span></text:p>
            <text:p text:style-name="a757" text:class-names="" text:cond-style-name=""><text:span text:style-name="a756" text:class-names=""/></text:p>
          </draw:text-box>
          <svg:title/>
          <svg:desc/>
        </draw:frame>
      </draw:page>
      <draw:page draw:name="Slide20" draw:style-name="a759" draw:master-page-name="Master1-Layout13-twoColTx-Title-and-2-Column-Text" presentation:presentation-page-layout-name="Master1-PPL13" draw:id="Slide-275">
        <draw:frame draw:id="id128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WHAT WE ONCE WERE (2:1-3, 11-12)<text:s text:c="1"/></text:span><text:span text:style-name="a761" text:class-names=""/></text:p>
          </draw:text-box>
          <svg:title/>
          <svg:desc/>
        </draw:frame>
        <draw:frame draw:id="id129" presentation:style-name="a776" draw:name="Text Placeholder 2" svg:x="1.38021in" svg:y="2in" svg:width="4.61632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Dead in sin (2:1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Influenced by Satan (2:2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Controlled by lust (2:3a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  <draw:frame draw:id="id130" presentation:style-name="a792" draw:name="Text Placeholder 3" svg:x="6.16319in" svg:y="2in" svg:width="4.61632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Under God's wrath (2:3b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Pagans without God (2:11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Separated from Christ (2:12a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Without hope in this present world (2:12b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1" draw:style-name="a793" draw:master-page-name="Master1-Layout12-tx-Title-and-Text" presentation:presentation-page-layout-name="Master1-PPL12" draw:id="Slide-276">
        <draw:frame draw:id="id131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EPHESIANS 2<text:s text:c="1"/></text:span><text:span text:style-name="a795" text:class-names=""/></text:p>
          </draw:text-box>
          <svg:title/>
          <svg:desc/>
        </draw:frame>
        <draw:frame draw:id="id132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WHAT WE ONCE WERE (2:1-3, 11-12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WHAT GOD DID (2:4-6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2" draw:style-name="a808" draw:master-page-name="Master1-Layout12-tx-Title-and-Text" presentation:presentation-page-layout-name="Master1-PPL12" draw:id="Slide-277">
        <draw:frame draw:id="id133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WHAT GOD DID (2:4-6)<text:s text:c="1"/></text:span><text:span text:style-name="a810" text:class-names=""/></text:p>
          </draw:text-box>
          <svg:title/>
          <svg:desc/>
        </draw:frame>
        <draw:frame draw:id="id134" presentation:style-name="a825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He loved us (2:4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e liberated us (2:5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He lifted us (2:6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3" draw:style-name="a826" draw:master-page-name="Master1-Layout12-tx-Title-and-Text" presentation:presentation-page-layout-name="Master1-PPL12" draw:id="Slide-278">
        <draw:frame draw:id="id135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EPHESIANS 2<text:s text:c="1"/></text:span><text:span text:style-name="a828" text:class-names=""/></text:p>
          </draw:text-box>
          <svg:title/>
          <svg:desc/>
        </draw:frame>
        <draw:frame draw:id="id136" presentation:style-name="a846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WHAT WE ONCE WERE (2:1-3, 11-12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WHAT GOD DID (2:4-6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WHY GOD DID IT (2:7):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HOW GOD DID IT (2:8-9,13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4" draw:style-name="a847" draw:master-page-name="Master1-Layout12-tx-Title-and-Text" presentation:presentation-page-layout-name="Master1-PPL12" draw:id="Slide-279">
        <draw:frame draw:id="id137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HOW GOD DID IT (2:8-9,13)<text:s text:c="1"/></text:span><text:span text:style-name="a849" text:class-names=""/></text:p>
          </draw:text-box>
          <svg:title/>
          <svg:desc/>
        </draw:frame>
        <draw:frame draw:id="id138" presentation:style-name="a864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rough his special favour (2:8a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rough faith (2:8b-9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rough blood (2:13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25" draw:style-name="a865" draw:master-page-name="Master1-Layout12-tx-Title-and-Text" presentation:presentation-page-layout-name="Master1-PPL12" draw:id="Slide-280">
        <draw:frame draw:id="id139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EPHESIANS 2<text:s text:c="1"/></text:span><text:span text:style-name="a867" text:class-names=""/></text:p>
          </draw:text-box>
          <svg:title/>
          <svg:desc/>
        </draw:frame>
        <draw:frame draw:id="id140" presentation:style-name="a888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WHAT WE ONCE WERE (2:1-3, 11-12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WHAT GOD DID (2:4-6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WHY GOD DID IT (2:7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HOW GOD DID IT (2:8-9,13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WHAT WE ARE NOW (2:10,14-22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26" draw:style-name="a889" draw:master-page-name="Master1-Layout1-title-Title-Slide" presentation:presentation-page-layout-name="Master1-PPL1" draw:id="Slide-281">
        <draw:frame draw:id="id141" presentation:style-name="a893" draw:name="Title 1" svg:x="1.38in" svg:y="0.83in" svg:width="10.3in" svg:height="4.42in" presentation:class="title" presentation:placeholder="false">
          <draw:text-box>
            <text:p text:style-name="a892" text:class-names="" text:cond-style-name=""><text:span text:style-name="a890" text:class-names="">WHAT WE ARE NOW (2:10,14-22)<text:s text:c="1"/></text:span><text:span text:style-name="a891" text:class-names=""/></text:p>
          </draw:text-box>
          <svg:title/>
          <svg:desc/>
        </draw:frame>
        <draw:frame draw:id="id142" presentation:style-name="a898" draw:name="Subtitle 2" svg:x="1.38in" svg:y="5.25in" svg:width="10.3in" svg:height="1.85in" presentation:class="subtitle" presentation:placeholder="false">
          <draw:text-box>
            <text:p text:style-name="a895" text:class-names="" text:cond-style-name=""><text:span text:style-name="a894" text:class-names=""><text:s text:c="1"/>We are the products of grace (2:10).<text:s text:c="1"/></text:span></text:p>
            <text:p text:style-name="a897" text:class-names="" text:cond-style-name=""><text:span text:style-name="a896" text:class-names=""/></text:p>
          </draw:text-box>
          <svg:title/>
          <svg:desc/>
        </draw:frame>
      </draw:page>
      <draw:page draw:name="Slide27" draw:style-name="a899" draw:master-page-name="Master1-Layout12-tx-Title-and-Text" presentation:presentation-page-layout-name="Master1-PPL12" draw:id="Slide-282">
        <draw:frame draw:id="id143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<text:s text:c="1"/>We are the products of grace (2:10).<text:s text:c="1"/></text:span><text:span text:style-name="a901" text:class-names=""/></text:p>
          </draw:text-box>
          <svg:title/>
          <svg:desc/>
        </draw:frame>
        <draw:frame draw:id="id144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<text:s text:c="1"/>The task (2:10a):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The time (2:10b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28" draw:style-name="a914" draw:master-page-name="Master1-Layout12-tx-Title-and-Text" presentation:presentation-page-layout-name="Master1-PPL12" draw:id="Slide-283">
        <draw:frame draw:id="id145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WHAT WE ARE NOW (2:10,14-22)<text:s text:c="1"/></text:span><text:span text:style-name="a916" text:class-names=""/></text:p>
          </draw:text-box>
          <svg:title/>
          <svg:desc/>
        </draw:frame>
        <draw:frame draw:id="id146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We are the products of grace (2:10).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We are the partners of Israel (2:14-18).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29" draw:style-name="a929" draw:master-page-name="Master1-Layout12-tx-Title-and-Text" presentation:presentation-page-layout-name="Master1-PPL12" draw:id="Slide-284">
        <draw:frame draw:id="id147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We are the partners of Israel (2:14-18).<text:s text:c="1"/></text:span><text:span text:style-name="a931" text:class-names=""/></text:p>
          </draw:text-box>
          <svg:title/>
          <svg:desc/>
        </draw:frame>
        <draw:frame draw:id="id148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 reconciler (2:14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results (2:15-18):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0" draw:style-name="a944" draw:master-page-name="Master1-Layout12-tx-Title-and-Text" presentation:presentation-page-layout-name="Master1-PPL12" draw:id="Slide-285">
        <draw:frame draw:id="id149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WHAT WE ARE NOW (2:10,14-22)<text:s text:c="1"/></text:span><text:span text:style-name="a946" text:class-names=""/></text:p>
          </draw:text-box>
          <svg:title/>
          <svg:desc/>
        </draw:frame>
        <draw:frame draw:id="id150" presentation:style-name="a964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We are the products of grace (2:10).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We are the partners of Israel (2:14-18).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We are the people of God (2:19).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We are the pillars of the temple (2:20-22).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1" draw:style-name="a965" draw:master-page-name="Master1-Layout12-tx-Title-and-Text" presentation:presentation-page-layout-name="Master1-PPL12" draw:id="Slide-286">
        <draw:frame draw:id="id151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<text:s text:c="1"/>We are the pillars of the temple (2:20-22).<text:s text:c="1"/></text:span><text:span text:style-name="a967" text:class-names=""/></text:p>
          </draw:text-box>
          <svg:title/>
          <svg:desc/>
        </draw:frame>
        <draw:frame draw:id="id152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The foundation (2:20a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 cornerstone (2:20b-22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2" draw:style-name="a980" draw:master-page-name="Master1-Layout12-tx-Title-and-Text" presentation:presentation-page-layout-name="Master1-PPL12" draw:id="Slide-287">
        <draw:frame draw:id="id153" presentation:style-name="a984" draw:name="Title 1" svg:x="1.38in" svg:y="0.4in" svg:width="10.6in" svg:height="1.44965in" presentation:class="title" presentation:placeholder="false">
          <draw:text-box>
            <text:p text:style-name="a983" text:class-names="" text:cond-style-name=""><text:span text:style-name="a981" text:class-names="">WHAT WE ARE NOW (2:10,14-22)<text:s text:c="1"/></text:span><text:span text:style-name="a982" text:class-names=""/></text:p>
          </draw:text-box>
          <svg:title/>
          <svg:desc/>
        </draw:frame>
        <draw:frame draw:id="id154" presentation:style-name="a1000" draw:name="Text Placeholder 2" svg:x="1.38in" svg:y="2in" svg:width="9.4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<text:s text:c="1"/>We are the products of grace (2:10).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s text:c="1"/>We are the partners of Israel (2:14-18).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We are the people of God (2:19).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<text:s text:c="1"/>We are the pillars of the temple (2:20-22).<text:s text:c="1"/>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title/>
          <svg:desc/>
        </draw:frame>
      </draw:page>
      <draw:page draw:name="Slide33" draw:style-name="a1001" draw:master-page-name="Master1-Layout12-tx-Title-and-Text" presentation:presentation-page-layout-name="Master1-PPL12" draw:id="Slide-288">
        <draw:frame draw:id="id155" presentation:style-name="a1005" draw:name="Title 1" svg:x="1.38in" svg:y="0.4in" svg:width="10.6in" svg:height="1.44965in" presentation:class="title" presentation:placeholder="false">
          <draw:text-box>
            <text:p text:style-name="a1004" text:class-names="" text:cond-style-name=""><text:span text:style-name="a1002" text:class-names="">EPHESIANS 2<text:s text:c="1"/></text:span><text:span text:style-name="a1003" text:class-names=""/></text:p>
          </draw:text-box>
          <svg:title/>
          <svg:desc/>
        </draw:frame>
        <draw:frame draw:id="id156" presentation:style-name="a1024" draw:name="Text Placeholder 2" svg:x="1.38in" svg:y="2in" svg:width="9.4in" svg:height="4.75868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6" text:class-names="">WHAT WE ONCE WERE (2:1-3, 11-12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WHAT GOD DID (2:4-6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WHY GOD DID IT (2:7):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HOW GOD DID IT (2:8-9,13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WHAT WE ARE NOW (2:10,14-22)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</draw:page>
      <draw:page draw:name="Slide34" draw:style-name="a1025" draw:master-page-name="Master1-Layout1-title-Title-Slide" presentation:presentation-page-layout-name="Master1-PPL1" draw:id="Slide-289">
        <draw:frame draw:id="id157" presentation:style-name="a1029" draw:name="Title 1" svg:x="1.38in" svg:y="0.83in" svg:width="10.3in" svg:height="4.42in" presentation:class="title" presentation:placeholder="false">
          <draw:text-box>
            <text:p text:style-name="a1028" text:class-names="" text:cond-style-name=""><text:span text:style-name="a1026" text:class-names="">EPHESIANS 3<text:s text:c="1"/></text:span><text:span text:style-name="a1027" text:class-names=""/></text:p>
          </draw:text-box>
          <svg:title/>
          <svg:desc/>
        </draw:frame>
        <draw:frame draw:id="id158" presentation:style-name="a1034" draw:name="Subtitle 2" svg:x="1.38in" svg:y="5.25in" svg:width="10.3in" svg:height="1.85in" presentation:class="subtitle" presentation:placeholder="false">
          <draw:text-box>
            <text:p text:style-name="a1031" text:class-names="" text:cond-style-name=""><text:span text:style-name="a1030" text:class-names="">PAUL'S EXPLANATION TO THE EPHESIANS (3:1-13):<text:s text:c="1"/></text:span></text:p>
            <text:p text:style-name="a1033" text:class-names="" text:cond-style-name=""><text:span text:style-name="a1032" text:class-names=""/></text:p>
          </draw:text-box>
          <svg:title/>
          <svg:desc/>
        </draw:frame>
      </draw:page>
      <draw:page draw:name="Slide35" draw:style-name="a1035" draw:master-page-name="Master1-Layout1-title-Title-Slide" presentation:presentation-page-layout-name="Master1-PPL1" draw:id="Slide-290">
        <draw:frame draw:id="id159" presentation:style-name="a1039" draw:name="Title 1" svg:x="1.38in" svg:y="0.83in" svg:width="10.3in" svg:height="4.42in" presentation:class="title" presentation:placeholder="false">
          <draw:text-box>
            <text:p text:style-name="a1038" text:class-names="" text:cond-style-name=""><text:span text:style-name="a1036" text:class-names="">PAUL'S EXPLANATION TO THE EPHESIANS (3:1-13):<text:s text:c="1"/></text:span><text:span text:style-name="a1037" text:class-names=""/></text:p>
          </draw:text-box>
          <svg:title/>
          <svg:desc/>
        </draw:frame>
        <draw:frame draw:id="id160" presentation:style-name="a1044" draw:name="Subtitle 2" svg:x="1.38in" svg:y="5.25in" svg:width="10.3in" svg:height="1.85in" presentation:class="subtitle" presentation:placeholder="false">
          <draw:text-box>
            <text:p text:style-name="a1041" text:class-names="" text:cond-style-name=""><text:span text:style-name="a1040" text:class-names=""><text:s text:c="1"/>The recipient of this mystery (3:1-4, 7-9, 13):<text:s text:c="1"/></text:span></text:p>
            <text:p text:style-name="a1043" text:class-names="" text:cond-style-name=""><text:span text:style-name="a1042" text:class-names=""/></text:p>
          </draw:text-box>
          <svg:title/>
          <svg:desc/>
        </draw:frame>
      </draw:page>
      <draw:page draw:name="Slide36" draw:style-name="a1045" draw:master-page-name="Master1-Layout12-tx-Title-and-Text" presentation:presentation-page-layout-name="Master1-PPL12" draw:id="Slide-291">
        <draw:frame draw:id="id161" presentation:style-name="a1049" draw:name="Title 1" svg:x="1.38in" svg:y="0.4in" svg:width="10.6in" svg:height="1.44965in" presentation:class="title" presentation:placeholder="false">
          <draw:text-box>
            <text:p text:style-name="a1048" text:class-names="" text:cond-style-name=""><text:span text:style-name="a1046" text:class-names=""><text:s text:c="1"/>The recipient of this mystery (3:1-4, 7-9, 13):<text:s text:c="1"/></text:span><text:span text:style-name="a1047" text:class-names=""/></text:p>
          </draw:text-box>
          <svg:title/>
          <svg:desc/>
        </draw:frame>
        <draw:frame draw:id="id162" presentation:style-name="a1059" draw:name="Text Placeholder 2" svg:x="1.38in" svg:y="2in" svg:width="9.4in" svg:height="4.75868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<text:s text:c="1"/>The mistreatment of the apostle (3:1a, 13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The mission of the apostle (3:1b-4, 9)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</draw:page>
      <draw:page draw:name="Slide37" draw:style-name="a1060" draw:master-page-name="Master1-Layout12-tx-Title-and-Text" presentation:presentation-page-layout-name="Master1-PPL12" draw:id="Slide-292">
        <draw:frame draw:id="id163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<text:s text:c="1"/>The mission of the apostle (3:1b-4, 9)<text:s text:c="1"/></text:span><text:span text:style-name="a1062" text:class-names=""/></text:p>
          </draw:text-box>
          <svg:title/>
          <svg:desc/>
        </draw:frame>
        <draw:frame draw:id="id164" presentation:style-name="a1074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In regard to the divine Scriptures (3:1b-4):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In regard to the divine secret (3:9):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draw:page>
      <draw:page draw:name="Slide38" draw:style-name="a1075" draw:master-page-name="Master1-Layout12-tx-Title-and-Text" presentation:presentation-page-layout-name="Master1-PPL12" draw:id="Slide-293">
        <draw:frame draw:id="id165" presentation:style-name="a1079" draw:name="Title 1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6" text:class-names=""><text:s text:c="1"/>The recipient of this mystery (3:1-4, 7-9, 13):<text:s text:c="1"/></text:span><text:span text:style-name="a1077" text:class-names=""/></text:p>
          </draw:text-box>
          <svg:title/>
          <svg:desc/>
        </draw:frame>
        <draw:frame draw:id="id166" presentation:style-name="a1092" draw:name="Text Placeholder 2" svg:x="1.38in" svg:y="2in" svg:width="9.4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<text:s text:c="1"/>The mistreatment of the apostle (3:1a, 13):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The mission of the apostle (3:1b-4, 9)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<text:s text:c="1"/>The meekness of the apostle (3:7-8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</draw:page>
      <draw:page draw:name="Slide39" draw:style-name="a1093" draw:master-page-name="Master1-Layout12-tx-Title-and-Text" presentation:presentation-page-layout-name="Master1-PPL12" draw:id="Slide-294">
        <draw:frame draw:id="id167" presentation:style-name="a1097" draw:name="Title 1" svg:x="1.38in" svg:y="0.4in" svg:width="10.6in" svg:height="1.44965in" presentation:class="title" presentation:placeholder="false">
          <draw:text-box>
            <text:p text:style-name="a1096" text:class-names="" text:cond-style-name=""><text:span text:style-name="a1094" text:class-names="">PAUL'S EXPLANATION TO THE EPHESIANS (3:1-13):<text:s text:c="1"/></text:span><text:span text:style-name="a1095" text:class-names=""/></text:p>
          </draw:text-box>
          <svg:title/>
          <svg:desc/>
        </draw:frame>
        <draw:frame draw:id="id168" presentation:style-name="a1107" draw:name="Text Placeholder 2" svg:x="1.38in" svg:y="2in" svg:width="9.4in" svg:height="4.75868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<text:s text:c="1"/>The recipient of this mystery (3:1-4, 7-9, 13):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 time of this mystery (3:5)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40" draw:style-name="a1108" draw:master-page-name="Master1-Layout12-tx-Title-and-Text" presentation:presentation-page-layout-name="Master1-PPL12" draw:id="Slide-295">
        <draw:frame draw:id="id169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<text:s text:c="1"/>The time of this mystery (3:5)<text:s text:c="1"/></text:span><text:span text:style-name="a1110" text:class-names=""/></text:p>
          </draw:text-box>
          <svg:title/>
          <svg:desc/>
        </draw:frame>
        <draw:frame draw:id="id170" presentation:style-name="a1122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<text:s text:c="1"/>This mystery was once concealed in the Old Testament (3:5a).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This mystery is now revealed in the New Testament (3:5b).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</draw:page>
      <draw:page draw:name="Slide41" draw:style-name="a1123" draw:master-page-name="Master1-Layout12-tx-Title-and-Text" presentation:presentation-page-layout-name="Master1-PPL12" draw:id="Slide-296">
        <draw:frame draw:id="id171" presentation:style-name="a1127" draw:name="Title 1" svg:x="1.38in" svg:y="0.4in" svg:width="10.6in" svg:height="1.44965in" presentation:class="title" presentation:placeholder="false">
          <draw:text-box>
            <text:p text:style-name="a1126" text:class-names="" text:cond-style-name=""><text:span text:style-name="a1124" text:class-names="">PAUL'S EXPLANATION TO THE EPHESIANS (3:1-13):<text:s text:c="1"/></text:span><text:span text:style-name="a1125" text:class-names=""/></text:p>
          </draw:text-box>
          <svg:title/>
          <svg:desc/>
        </draw:frame>
        <draw:frame draw:id="id172" presentation:style-name="a1143" draw:name="Text Placeholder 2" svg:x="1.38in" svg:y="2in" svg:width="9.4in" svg:height="4.75868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<text:s text:c="1"/>The recipient of this mystery (3:1-4, 7-9, 13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s text:c="1"/>The time of this mystery (3:5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1"/>The nature of this mystery (3:6):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<text:s text:c="1"/>The reasons for this mystery (3:10-12)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</draw:text-box>
          <svg:title/>
          <svg:desc/>
        </draw:frame>
      </draw:page>
      <draw:page draw:name="Slide42" draw:style-name="a1144" draw:master-page-name="Master1-Layout12-tx-Title-and-Text" presentation:presentation-page-layout-name="Master1-PPL12" draw:id="Slide-297">
        <draw:frame draw:id="id173" presentation:style-name="a1148" draw:name="Title 1" svg:x="1.38in" svg:y="0.4in" svg:width="10.6in" svg:height="1.44965in" presentation:class="title" presentation:placeholder="false">
          <draw:text-box>
            <text:p text:style-name="a1147" text:class-names="" text:cond-style-name=""><text:span text:style-name="a1145" text:class-names=""><text:s text:c="1"/>The reasons for this mystery (3:10-12)<text:s text:c="1"/></text:span><text:span text:style-name="a1146" text:class-names=""/></text:p>
          </draw:text-box>
          <svg:title/>
          <svg:desc/>
        </draw:frame>
        <draw:frame draw:id="id174" presentation:style-name="a1158" draw:name="Text Placeholder 2" svg:x="1.38in" svg:y="2in" svg:width="9.4in" svg:height="4.75868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9" text:class-names=""><text:s text:c="1"/>That God's wisdom be experienced by the church (3:10b-12)<text:s text:c="1"/>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<text:s text:c="1"/>That God's wisdom be exhibited to the angels (3:10a)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</draw:text-box>
          <svg:title/>
          <svg:desc/>
        </draw:frame>
      </draw:page>
      <draw:page draw:name="Slide43" draw:style-name="a1159" draw:master-page-name="Master1-Layout12-tx-Title-and-Text" presentation:presentation-page-layout-name="Master1-PPL12" draw:id="Slide-298">
        <draw:frame draw:id="id175" presentation:style-name="a1163" draw:name="Title 1" svg:x="1.38in" svg:y="0.4in" svg:width="10.6in" svg:height="1.44965in" presentation:class="title" presentation:placeholder="false">
          <draw:text-box>
            <text:p text:style-name="a1162" text:class-names="" text:cond-style-name=""><text:span text:style-name="a1160" text:class-names="">PAUL'S EXPLANATION TO THE EPHESIANS (3:1-13):<text:s text:c="1"/></text:span><text:span text:style-name="a1161" text:class-names=""/></text:p>
          </draw:text-box>
          <svg:title/>
          <svg:desc/>
        </draw:frame>
        <draw:frame draw:id="id176" presentation:style-name="a1179" draw:name="Text Placeholder 2" svg:x="1.38in" svg:y="2in" svg:width="9.4in" svg:height="4.75868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4" text:class-names=""><text:s text:c="1"/>The recipient of this mystery (3:1-4, 7-9, 13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<text:s text:c="1"/>The time of this mystery (3:5)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<text:s text:c="1"/>The nature of this mystery (3:6):<text:s text:c="1"/>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<text:s text:c="1"/>The reasons for this mystery (3:10-12)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</draw:text-box>
          <svg:title/>
          <svg:desc/>
        </draw:frame>
      </draw:page>
      <draw:page draw:name="Slide44" draw:style-name="a1180" draw:master-page-name="Master1-Layout12-tx-Title-and-Text" presentation:presentation-page-layout-name="Master1-PPL12" draw:id="Slide-299">
        <draw:frame draw:id="id177" presentation:style-name="a1184" draw:name="Title 1" svg:x="1.38in" svg:y="0.4in" svg:width="10.6in" svg:height="1.44965in" presentation:class="title" presentation:placeholder="false">
          <draw:text-box>
            <text:p text:style-name="a1183" text:class-names="" text:cond-style-name=""><text:span text:style-name="a1181" text:class-names="">EPHESIANS 3<text:s text:c="1"/></text:span><text:span text:style-name="a1182" text:class-names=""/></text:p>
          </draw:text-box>
          <svg:title/>
          <svg:desc/>
        </draw:frame>
        <draw:frame draw:id="id178" presentation:style-name="a1194" draw:name="Text Placeholder 2" svg:x="1.38in" svg:y="2in" svg:width="9.4in" svg:height="4.75868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5" text:class-names="">PAUL'S EXPLANATION TO THE EPHESIANS (3:1-13):<text:s text:c="1"/>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PAUL'S SUPPLICATION FOR THE EPHESIANS (3:14-21):<text:s text:c="1"/>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</draw:text-box>
          <svg:title/>
          <svg:desc/>
        </draw:frame>
      </draw:page>
      <draw:page draw:name="Slide45" draw:style-name="a1195" draw:master-page-name="Master1-Layout12-tx-Title-and-Text" presentation:presentation-page-layout-name="Master1-PPL12" draw:id="Slide-300">
        <draw:frame draw:id="id179" presentation:style-name="a1199" draw:name="Title 1" svg:x="1.38in" svg:y="0.4in" svg:width="10.6in" svg:height="1.44965in" presentation:class="title" presentation:placeholder="false">
          <draw:text-box>
            <text:p text:style-name="a1198" text:class-names="" text:cond-style-name=""><text:span text:style-name="a1196" text:class-names="">PAUL'S SUPPLICATION FOR THE EPHESIANS (3:14-21):<text:s text:c="1"/></text:span><text:span text:style-name="a1197" text:class-names=""/></text:p>
          </draw:text-box>
          <svg:title/>
          <svg:desc/>
        </draw:frame>
        <draw:frame draw:id="id180" presentation:style-name="a1212" draw:name="Text Placeholder 2" svg:x="1.38in" svg:y="2in" svg:width="9.4in" svg:height="4.75868in" presentation:class="outline" presentation:placeholder="false">
          <draw:text-box>
            <text:list text:style-name="a1202">
              <text:list-item>
                <text:p text:style-name="a1201" text:class-names="" text:cond-style-name=""><text:span text:style-name="a1200" text:class-names=""><text:s text:c="1"/>In regard to the Spirit of God (3:14-16):<text:s text:c="1"/>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<text:s text:c="1"/>In regard to the Son of God (3:17):<text:s text:c="1"/>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<text:s text:c="1"/>In regard to the love of God (3:18-21):<text:s text:c="1"/>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</draw:text-box>
          <svg:title/>
          <svg:desc/>
        </draw:frame>
      </draw:page>
      <draw:page draw:name="Slide46" draw:style-name="a1213" draw:master-page-name="Master1-Layout12-tx-Title-and-Text" presentation:presentation-page-layout-name="Master1-PPL12" draw:id="Slide-301">
        <draw:frame draw:id="id181" presentation:style-name="a1217" draw:name="Title 1" svg:x="1.38in" svg:y="0.4in" svg:width="10.6in" svg:height="1.44965in" presentation:class="title" presentation:placeholder="false">
          <draw:text-box>
            <text:p text:style-name="a1216" text:class-names="" text:cond-style-name=""><text:span text:style-name="a1214" text:class-names="">EPHESIANS 3<text:s text:c="1"/></text:span><text:span text:style-name="a1215" text:class-names=""/></text:p>
          </draw:text-box>
          <svg:title/>
          <svg:desc/>
        </draw:frame>
        <draw:frame draw:id="id182" presentation:style-name="a1227" draw:name="Text Placeholder 2" svg:x="1.38in" svg:y="2in" svg:width="9.4in" svg:height="4.75868in" presentation:class="outline" presentation:placeholder="false">
          <draw:text-box>
            <text:list text:style-name="a1220">
              <text:list-item>
                <text:p text:style-name="a1219" text:class-names="" text:cond-style-name=""><text:span text:style-name="a1218" text:class-names="">PAUL'S EXPLANATION TO THE EPHESIANS (3:1-13):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PAUL'S SUPPLICATION FOR THE EPHESIANS (3:14-21):<text:s text:c="1"/>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</draw:text-box>
          <svg:title/>
          <svg:desc/>
        </draw:frame>
      </draw:page>
      <draw:page draw:name="Slide47" draw:style-name="a1228" draw:master-page-name="Master1-Layout1-title-Title-Slide" presentation:presentation-page-layout-name="Master1-PPL1" draw:id="Slide-302">
        <draw:frame draw:id="id183" presentation:style-name="a1232" draw:name="Title 1" svg:x="1.38in" svg:y="0.83in" svg:width="10.3in" svg:height="4.42in" presentation:class="title" presentation:placeholder="false">
          <draw:text-box>
            <text:p text:style-name="a1231" text:class-names="" text:cond-style-name=""><text:span text:style-name="a1229" text:class-names="">EPHESIANS 4<text:s text:c="1"/></text:span><text:span text:style-name="a1230" text:class-names=""/></text:p>
          </draw:text-box>
          <svg:title/>
          <svg:desc/>
        </draw:frame>
        <draw:frame draw:id="id184" presentation:style-name="a1237" draw:name="Subtitle 2" svg:x="1.38in" svg:y="5.25in" svg:width="10.3in" svg:height="1.85in" presentation:class="subtitle" presentation:placeholder="false">
          <draw:text-box>
            <text:p text:style-name="a1234" text:class-names="" text:cond-style-name=""><text:span text:style-name="a1233" text:class-names="">THE POSITION OF THIS NEW CREATION (4:1-16)<text:s text:c="1"/></text:span></text:p>
            <text:p text:style-name="a1236" text:class-names="" text:cond-style-name=""><text:span text:style-name="a1235" text:class-names=""/></text:p>
          </draw:text-box>
          <svg:title/>
          <svg:desc/>
        </draw:frame>
      </draw:page>
      <draw:page draw:name="Slide48" draw:style-name="a1238" draw:master-page-name="Master1-Layout1-title-Title-Slide" presentation:presentation-page-layout-name="Master1-PPL1" draw:id="Slide-303">
        <draw:frame draw:id="id185" presentation:style-name="a1242" draw:name="Title 1" svg:x="1.38in" svg:y="0.83in" svg:width="10.3in" svg:height="4.42in" presentation:class="title" presentation:placeholder="false">
          <draw:text-box>
            <text:p text:style-name="a1241" text:class-names="" text:cond-style-name=""><text:span text:style-name="a1239" text:class-names="">THE POSITION OF THIS NEW CREATION (4:1-16)<text:s text:c="1"/></text:span><text:span text:style-name="a1240" text:class-names=""/></text:p>
          </draw:text-box>
          <svg:title/>
          <svg:desc/>
        </draw:frame>
        <draw:frame draw:id="id186" presentation:style-name="a1247" draw:name="Subtitle 2" svg:x="1.38in" svg:y="5.25in" svg:width="10.3in" svg:height="1.85in" presentation:class="subtitle" presentation:placeholder="false">
          <draw:text-box>
            <text:p text:style-name="a1244" text:class-names="" text:cond-style-name=""><text:span text:style-name="a1243" text:class-names=""><text:s text:c="1"/>The unity (4:1-6):<text:s text:c="1"/></text:span></text:p>
            <text:p text:style-name="a1246" text:class-names="" text:cond-style-name=""><text:span text:style-name="a1245" text:class-names=""/></text:p>
          </draw:text-box>
          <svg:title/>
          <svg:desc/>
        </draw:frame>
      </draw:page>
      <draw:page draw:name="Slide49" draw:style-name="a1248" draw:master-page-name="Master1-Layout13-twoColTx-Title-and-2-Column-Text" presentation:presentation-page-layout-name="Master1-PPL13" draw:id="Slide-304">
        <draw:frame draw:id="id187" presentation:style-name="a1252" draw:name="Title 1" svg:x="1.38in" svg:y="0.4in" svg:width="10.6in" svg:height="1.44965in" presentation:class="title" presentation:placeholder="false">
          <draw:text-box>
            <text:p text:style-name="a1251" text:class-names="" text:cond-style-name=""><text:span text:style-name="a1249" text:class-names=""><text:s text:c="1"/>The unity (4:1-6):<text:s text:c="1"/></text:span><text:span text:style-name="a1250" text:class-names=""/></text:p>
          </draw:text-box>
          <svg:title/>
          <svg:desc/>
        </draw:frame>
        <draw:frame draw:id="id188" presentation:style-name="a1265" draw:name="Text Placeholder 2" svg:x="1.38021in" svg:y="2in" svg:width="4.61632in" svg:height="4.75868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<text:s text:c="1"/>There is one body (4:1-4a):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There is one Spirit (4:4b):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<text:s text:c="1"/>There is one hope (4:4c):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</draw:text-box>
          <svg:title/>
          <svg:desc/>
        </draw:frame>
        <draw:frame draw:id="id189" presentation:style-name="a1281" draw:name="Text Placeholder 3" svg:x="6.16319in" svg:y="2in" svg:width="4.61632in" svg:height="4.75868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<text:s text:c="1"/>There is one Lord (4:5a):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There is one faith (4:5b):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<text:s text:c="1"/>There is one baptism (4:5c):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<text:s text:c="1"/>There is one God and Father (4:6):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</draw:text-box>
          <svg:title/>
          <svg:desc/>
        </draw:frame>
      </draw:page>
      <draw:page draw:name="Slide50" draw:style-name="a1282" draw:master-page-name="Master1-Layout12-tx-Title-and-Text" presentation:presentation-page-layout-name="Master1-PPL12" draw:id="Slide-305">
        <draw:frame draw:id="id190" presentation:style-name="a1286" draw:name="Title 1" svg:x="1.38in" svg:y="0.4in" svg:width="10.6in" svg:height="1.44965in" presentation:class="title" presentation:placeholder="false">
          <draw:text-box>
            <text:p text:style-name="a1285" text:class-names="" text:cond-style-name=""><text:span text:style-name="a1283" text:class-names="">THE POSITION OF THIS NEW CREATION (4:1-16)<text:s text:c="1"/></text:span><text:span text:style-name="a1284" text:class-names=""/></text:p>
          </draw:text-box>
          <svg:title/>
          <svg:desc/>
        </draw:frame>
        <draw:frame draw:id="id191" presentation:style-name="a1296" draw:name="Text Placeholder 2" svg:x="1.38in" svg:y="2in" svg:width="9.4in" svg:height="4.75868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><text:s text:c="1"/>The unity (4:1-6):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The Unifier (4:7-16):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draw:page>
      <draw:page draw:name="Slide51" draw:style-name="a1297" draw:master-page-name="Master1-Layout1-title-Title-Slide" presentation:presentation-page-layout-name="Master1-PPL1" draw:id="Slide-306">
        <draw:frame draw:id="id192" presentation:style-name="a1301" draw:name="Title 1" svg:x="1.38in" svg:y="0.83in" svg:width="10.3in" svg:height="4.42in" presentation:class="title" presentation:placeholder="false">
          <draw:text-box>
            <text:p text:style-name="a1300" text:class-names="" text:cond-style-name=""><text:span text:style-name="a1298" text:class-names=""><text:s text:c="1"/>The Unifier (4:7-16):<text:s text:c="1"/></text:span><text:span text:style-name="a1299" text:class-names=""/></text:p>
          </draw:text-box>
          <svg:title/>
          <svg:desc/>
        </draw:frame>
        <draw:frame draw:id="id193" presentation:style-name="a1306" draw:name="Subtitle 2" svg:x="1.38in" svg:y="5.25in" svg:width="10.3in" svg:height="1.85in" presentation:class="subtitle" presentation:placeholder="false">
          <draw:text-box>
            <text:p text:style-name="a1303" text:class-names="" text:cond-style-name=""><text:span text:style-name="a1302" text:class-names=""><text:s text:c="1"/>His gifts to believers (4:7-11)<text:s text:c="1"/></text:span></text:p>
            <text:p text:style-name="a1305" text:class-names="" text:cond-style-name=""><text:span text:style-name="a1304" text:class-names=""/></text:p>
          </draw:text-box>
          <svg:title/>
          <svg:desc/>
        </draw:frame>
      </draw:page>
      <draw:page draw:name="Slide52" draw:style-name="a1307" draw:master-page-name="Master1-Layout12-tx-Title-and-Text" presentation:presentation-page-layout-name="Master1-PPL12" draw:id="Slide-307">
        <draw:frame draw:id="id194" presentation:style-name="a1311" draw:name="Title 1" svg:x="1.38in" svg:y="0.4in" svg:width="10.6in" svg:height="1.44965in" presentation:class="title" presentation:placeholder="false">
          <draw:text-box>
            <text:p text:style-name="a1310" text:class-names="" text:cond-style-name=""><text:span text:style-name="a1308" text:class-names=""><text:s text:c="1"/>His gifts to believers (4:7-11)<text:s text:c="1"/></text:span><text:span text:style-name="a1309" text:class-names=""/></text:p>
          </draw:text-box>
          <svg:title/>
          <svg:desc/>
        </draw:frame>
        <draw:frame draw:id="id195" presentation:style-name="a1321" draw:name="Text Placeholder 2" svg:x="1.38in" svg:y="2in" svg:width="9.4in" svg:height="4.75868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<text:s text:c="1"/>When these gifts were given (4:7-10):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<text:s text:c="1"/>What these gifts were (4:11)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</draw:text-box>
          <svg:title/>
          <svg:desc/>
        </draw:frame>
      </draw:page>
      <draw:page draw:name="Slide53" draw:style-name="a1322" draw:master-page-name="Master1-Layout12-tx-Title-and-Text" presentation:presentation-page-layout-name="Master1-PPL12" draw:id="Slide-308">
        <draw:frame draw:id="id196" presentation:style-name="a1326" draw:name="Title 1" svg:x="1.38in" svg:y="0.4in" svg:width="10.6in" svg:height="1.44965in" presentation:class="title" presentation:placeholder="false">
          <draw:text-box>
            <text:p text:style-name="a1325" text:class-names="" text:cond-style-name=""><text:span text:style-name="a1323" text:class-names=""><text:s text:c="1"/>What these gifts were (4:11)<text:s text:c="1"/></text:span><text:span text:style-name="a1324" text:class-names=""/></text:p>
          </draw:text-box>
          <svg:title/>
          <svg:desc/>
        </draw:frame>
        <draw:frame draw:id="id197" presentation:style-name="a1342" draw:name="Text Placeholder 2" svg:x="1.38in" svg:y="2in" svg:width="9.4in" svg:height="4.75868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<text:s text:c="1"/>Apostleship (4:11a)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<text:s text:c="1"/>Prophets (4:11b)<text:s text:c="1"/>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<text:s text:c="1"/>Evangelists (4:11c)<text:s text:c="1"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<text:s text:c="1"/>Pastors and teachers (4:11d)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</draw:text-box>
          <svg:title/>
          <svg:desc/>
        </draw:frame>
      </draw:page>
      <draw:page draw:name="Slide54" draw:style-name="a1343" draw:master-page-name="Master1-Layout12-tx-Title-and-Text" presentation:presentation-page-layout-name="Master1-PPL12" draw:id="Slide-309">
        <draw:frame draw:id="id198" presentation:style-name="a1347" draw:name="Title 1" svg:x="1.38in" svg:y="0.4in" svg:width="10.6in" svg:height="1.44965in" presentation:class="title" presentation:placeholder="false">
          <draw:text-box>
            <text:p text:style-name="a1346" text:class-names="" text:cond-style-name=""><text:span text:style-name="a1344" text:class-names=""><text:s text:c="1"/>His gifts to believers (4:7-11)<text:s text:c="1"/></text:span><text:span text:style-name="a1345" text:class-names=""/></text:p>
          </draw:text-box>
          <svg:title/>
          <svg:desc/>
        </draw:frame>
        <draw:frame draw:id="id199" presentation:style-name="a1357" draw:name="Text Placeholder 2" svg:x="1.38in" svg:y="2in" svg:width="9.4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<text:s text:c="1"/>When these gifts were given (4:7-10):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What these gifts were (4:11)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</draw:text-box>
          <svg:title/>
          <svg:desc/>
        </draw:frame>
      </draw:page>
      <draw:page draw:name="Slide55" draw:style-name="a1358" draw:master-page-name="Master1-Layout12-tx-Title-and-Text" presentation:presentation-page-layout-name="Master1-PPL12" draw:id="Slide-310">
        <draw:frame draw:id="id200" presentation:style-name="a1362" draw:name="Title 1" svg:x="1.38in" svg:y="0.4in" svg:width="10.6in" svg:height="1.44965in" presentation:class="title" presentation:placeholder="false">
          <draw:text-box>
            <text:p text:style-name="a1361" text:class-names="" text:cond-style-name=""><text:span text:style-name="a1359" text:class-names=""><text:s text:c="1"/>The Unifier (4:7-16):<text:s text:c="1"/></text:span><text:span text:style-name="a1360" text:class-names=""/></text:p>
          </draw:text-box>
          <svg:title/>
          <svg:desc/>
        </draw:frame>
        <draw:frame draw:id="id201" presentation:style-name="a1372" draw:name="Text Placeholder 2" svg:x="1.38in" svg:y="2in" svg:width="9.4in" svg:height="4.75868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><text:s text:c="1"/>His gifts to believers (4:7-11)<text:s text:c="1"/>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<text:s text:c="1"/>His goal for believers (4:12-16)<text:s text:c="1"/>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</draw:text-box>
          <svg:title/>
          <svg:desc/>
        </draw:frame>
      </draw:page>
      <draw:page draw:name="Slide56" draw:style-name="a1373" draw:master-page-name="Master1-Layout12-tx-Title-and-Text" presentation:presentation-page-layout-name="Master1-PPL12" draw:id="Slide-311">
        <draw:frame draw:id="id202" presentation:style-name="a1377" draw:name="Title 1" svg:x="1.38in" svg:y="0.4in" svg:width="10.6in" svg:height="1.44965in" presentation:class="title" presentation:placeholder="false">
          <draw:text-box>
            <text:p text:style-name="a1376" text:class-names="" text:cond-style-name=""><text:span text:style-name="a1374" text:class-names=""><text:s text:c="1"/>His goal for believers (4:12-16)<text:s text:c="1"/></text:span><text:span text:style-name="a1375" text:class-names=""/></text:p>
          </draw:text-box>
          <svg:title/>
          <svg:desc/>
        </draw:frame>
        <draw:frame draw:id="id203" presentation:style-name="a1390" draw:name="Text Placeholder 2" svg:x="1.38in" svg:y="2in" svg:width="9.4in" svg:height="4.75868in" presentation:class="outline" presentation:placeholder="false">
          <draw:text-box>
            <text:list text:style-name="a1380">
              <text:list-item>
                <text:p text:style-name="a1379" text:class-names="" text:cond-style-name=""><text:span text:style-name="a1378" text:class-names=""><text:s text:c="1"/>That they be equipped (4:12)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<text:s text:c="1"/>That they be mature (4:13)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<text:s text:c="1"/>That they be settled (4:14-16)<text:s text:c="1"/>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/></text:p>
              </text:list-item>
            </text:list>
          </draw:text-box>
          <svg:title/>
          <svg:desc/>
        </draw:frame>
      </draw:page>
      <draw:page draw:name="Slide57" draw:style-name="a1391" draw:master-page-name="Master1-Layout12-tx-Title-and-Text" presentation:presentation-page-layout-name="Master1-PPL12" draw:id="Slide-312">
        <draw:frame draw:id="id204" presentation:style-name="a1395" draw:name="Title 1" svg:x="1.38in" svg:y="0.4in" svg:width="10.6in" svg:height="1.44965in" presentation:class="title" presentation:placeholder="false">
          <draw:text-box>
            <text:p text:style-name="a1394" text:class-names="" text:cond-style-name=""><text:span text:style-name="a1392" text:class-names=""><text:s text:c="1"/>The Unifier (4:7-16):<text:s text:c="1"/></text:span><text:span text:style-name="a1393" text:class-names=""/></text:p>
          </draw:text-box>
          <svg:title/>
          <svg:desc/>
        </draw:frame>
        <draw:frame draw:id="id205" presentation:style-name="a1405" draw:name="Text Placeholder 2" svg:x="1.38in" svg:y="2in" svg:width="9.4in" svg:height="4.75868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6" text:class-names=""><text:s text:c="1"/>His gifts to believers (4:7-11)<text:s text:c="1"/>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<text:s text:c="1"/>His goal for believers (4:12-16)<text:s text:c="1"/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/></text:p>
              </text:list-item>
            </text:list>
          </draw:text-box>
          <svg:title/>
          <svg:desc/>
        </draw:frame>
      </draw:page>
      <draw:page draw:name="Slide58" draw:style-name="a1406" draw:master-page-name="Master1-Layout12-tx-Title-and-Text" presentation:presentation-page-layout-name="Master1-PPL12" draw:id="Slide-313">
        <draw:frame draw:id="id206" presentation:style-name="a1410" draw:name="Title 1" svg:x="1.38in" svg:y="0.4in" svg:width="10.6in" svg:height="1.44965in" presentation:class="title" presentation:placeholder="false">
          <draw:text-box>
            <text:p text:style-name="a1409" text:class-names="" text:cond-style-name=""><text:span text:style-name="a1407" text:class-names="">THE POSITION OF THIS NEW CREATION (4:1-16)<text:s text:c="1"/></text:span><text:span text:style-name="a1408" text:class-names=""/></text:p>
          </draw:text-box>
          <svg:title/>
          <svg:desc/>
        </draw:frame>
        <draw:frame draw:id="id207" presentation:style-name="a1420" draw:name="Text Placeholder 2" svg:x="1.38in" svg:y="2in" svg:width="9.4in" svg:height="4.75868in" presentation:class="outline" presentation:placeholder="false">
          <draw:text-box>
            <text:list text:style-name="a1413">
              <text:list-item>
                <text:p text:style-name="a1412" text:class-names="" text:cond-style-name=""><text:span text:style-name="a1411" text:class-names=""><text:s text:c="1"/>The unity (4:1-6):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<text:s text:c="1"/>The Unifier (4:7-16):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</draw:text-box>
          <svg:title/>
          <svg:desc/>
        </draw:frame>
      </draw:page>
      <draw:page draw:name="Slide59" draw:style-name="a1421" draw:master-page-name="Master1-Layout12-tx-Title-and-Text" presentation:presentation-page-layout-name="Master1-PPL12" draw:id="Slide-314">
        <draw:frame draw:id="id208" presentation:style-name="a1425" draw:name="Title 1" svg:x="1.38in" svg:y="0.4in" svg:width="10.6in" svg:height="1.44965in" presentation:class="title" presentation:placeholder="false">
          <draw:text-box>
            <text:p text:style-name="a1424" text:class-names="" text:cond-style-name=""><text:span text:style-name="a1422" text:class-names="">EPHESIANS 4<text:s text:c="1"/></text:span><text:span text:style-name="a1423" text:class-names=""/></text:p>
          </draw:text-box>
          <svg:title/>
          <svg:desc/>
        </draw:frame>
        <draw:frame draw:id="id209" presentation:style-name="a1438" draw:name="Text Placeholder 2" svg:x="1.38in" svg:y="2in" svg:width="9.4in" svg:height="4.75868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6" text:class-names="">THE POSITION OF THIS NEW CREATION (4:1-16)<text:s text:c="1"/>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THE DISPOSITION OF THIS NEW CREATION (4:17-32):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Believers are to avoid immoral lifestyles (4:17-19):<text:s text:c="1"/>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</draw:text-box>
          <svg:title/>
          <svg:desc/>
        </draw:frame>
      </draw:page>
      <draw:page draw:name="Slide60" draw:style-name="a1439" draw:master-page-name="Master1-Layout12-tx-Title-and-Text" presentation:presentation-page-layout-name="Master1-PPL12" draw:id="Slide-315">
        <draw:frame draw:id="id210" presentation:style-name="a1443" draw:name="Title 1" svg:x="1.38in" svg:y="0.4in" svg:width="10.6in" svg:height="1.44965in" presentation:class="title" presentation:placeholder="false">
          <draw:text-box>
            <text:p text:style-name="a1442" text:class-names="" text:cond-style-name=""><text:span text:style-name="a1440" text:class-names="">Believers are to avoid immoral lifestyles (4:17-19):<text:s text:c="1"/></text:span><text:span text:style-name="a1441" text:class-names=""/></text:p>
          </draw:text-box>
          <svg:title/>
          <svg:desc/>
        </draw:frame>
        <draw:frame draw:id="id211" presentation:style-name="a1459" draw:name="Text Placeholder 2" svg:x="1.38in" svg:y="2in" svg:width="9.4in" svg:height="4.75868in" presentation:class="outline" presentation:placeholder="false">
          <draw:text-box>
            <text:list text:style-name="a1446">
              <text:list-item>
                <text:p text:style-name="a1445" text:class-names="" text:cond-style-name=""><text:span text:style-name="a1444" text:class-names=""><text:s text:c="1"/>Confused thoughts (4:17)<text:s text:c="1"/>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<text:s text:c="1"/>Hardened hearts (4:18b)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<text:s text:c="1"/>Closed minds (4:18a)<text:s text:c="1"/>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<text:s text:c="1"/>Impure and greedy thoughts (4:19)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</draw:text-box>
          <svg:title/>
          <svg:desc/>
        </draw:frame>
      </draw:page>
      <draw:page draw:name="Slide61" draw:style-name="a1460" draw:master-page-name="Master1-Layout12-tx-Title-and-Text" presentation:presentation-page-layout-name="Master1-PPL12" draw:id="Slide-316">
        <draw:frame draw:id="id212" presentation:style-name="a1464" draw:name="Title 1" svg:x="1.38in" svg:y="0.4in" svg:width="10.6in" svg:height="1.44965in" presentation:class="title" presentation:placeholder="false">
          <draw:text-box>
            <text:p text:style-name="a1463" text:class-names="" text:cond-style-name=""><text:span text:style-name="a1461" text:class-names="">EPHESIANS 4<text:s text:c="1"/></text:span><text:span text:style-name="a1462" text:class-names=""/></text:p>
          </draw:text-box>
          <svg:title/>
          <svg:desc/>
        </draw:frame>
        <draw:frame draw:id="id213" presentation:style-name="a1480" draw:name="Text Placeholder 2" svg:x="1.38in" svg:y="2in" svg:width="9.4in" svg:height="4.75868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5" text:class-names="">THE POSITION OF THIS NEW CREATION (4:1-16)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THE DISPOSITION OF THIS NEW CREATION (4:17-32):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Believers are to avoid immoral lifestyles (4:17-19):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Believers are to adopt a spiritual lifestyle (4:20-32).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</draw:page>
      <draw:page draw:name="Slide62" draw:style-name="a1481" draw:master-page-name="Master1-Layout12-tx-Title-and-Text" presentation:presentation-page-layout-name="Master1-PPL12" draw:id="Slide-317">
        <draw:frame draw:id="id214" presentation:style-name="a1485" draw:name="Title 1" svg:x="1.38in" svg:y="0.4in" svg:width="10.6in" svg:height="1.44965in" presentation:class="title" presentation:placeholder="false">
          <draw:text-box>
            <text:p text:style-name="a1484" text:class-names="" text:cond-style-name=""><text:span text:style-name="a1482" text:class-names="">Believers are to adopt a spiritual lifestyle (4:20-32).<text:s text:c="1"/></text:span><text:span text:style-name="a1483" text:class-names=""/></text:p>
          </draw:text-box>
          <svg:title/>
          <svg:desc/>
        </draw:frame>
        <draw:frame draw:id="id215" presentation:style-name="a1495" draw:name="Text Placeholder 2" svg:x="1.38in" svg:y="2in" svg:width="9.4in" svg:height="4.75868in" presentation:class="outline" presentation:placeholder="false">
          <draw:text-box>
            <text:list text:style-name="a1488">
              <text:list-item>
                <text:p text:style-name="a1487" text:class-names="" text:cond-style-name=""><text:span text:style-name="a1486" text:class-names=""><text:s text:c="1"/>They are to have a renewal of spiritual thoughts and attitudes (4:20-23).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<text:s text:c="1"/>They are to put off the old self, including (4:24, 26-28a, 29a, 30-32):<text:s text:c="1"/>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</draw:text-box>
          <svg:title/>
          <svg:desc/>
        </draw:frame>
      </draw:page>
      <draw:page draw:name="Slide63" draw:style-name="a1496" draw:master-page-name="Master1-Layout12-tx-Title-and-Text" presentation:presentation-page-layout-name="Master1-PPL12" draw:id="Slide-318">
        <draw:frame draw:id="id216" presentation:style-name="a1500" draw:name="Title 1" svg:x="1.38in" svg:y="0.4in" svg:width="10.6in" svg:height="1.44965in" presentation:class="title" presentation:placeholder="false">
          <draw:text-box>
            <text:p text:style-name="a1499" text:class-names="" text:cond-style-name=""><text:span text:style-name="a1497" text:class-names=""><text:s text:c="1"/>They are to put off the old self, including (4:24, 26-28a, 29a, 30-32):<text:s text:c="1"/></text:span><text:span text:style-name="a1498" text:class-names=""/></text:p>
          </draw:text-box>
          <svg:title/>
          <svg:desc/>
        </draw:frame>
        <draw:frame draw:id="id217" presentation:style-name="a1519" draw:name="Text Placeholder 2" svg:x="1.38in" svg:y="2in" svg:width="9.4in" svg:height="4.75868in" presentation:class="outline" presentation:placeholder="false">
          <draw:text-box>
            <text:list text:style-name="a1503">
              <text:list-item>
                <text:p text:style-name="a1502" text:class-names="" text:cond-style-name=""><text:span text:style-name="a1501" text:class-names=""><text:s text:c="1"/>Lying (4:24)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<text:s text:c="1"/>Uncontrolled anger (4:26-27)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<text:s text:c="1"/>Stealing (4:28a)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><text:s text:c="1"/>Corrupt longings (4:29a, 31)<text:s text:c="1"/></text:span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><text:s text:c="1"/>Grieving the Holy Spirit (4:30)<text:s text:c="1"/>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/></text:p>
              </text:list-item>
            </text:list>
          </draw:text-box>
          <svg:title/>
          <svg:desc/>
        </draw:frame>
      </draw:page>
      <draw:page draw:name="Slide64" draw:style-name="a1520" draw:master-page-name="Master1-Layout12-tx-Title-and-Text" presentation:presentation-page-layout-name="Master1-PPL12" draw:id="Slide-319">
        <draw:frame draw:id="id218" presentation:style-name="a1524" draw:name="Title 1" svg:x="1.38in" svg:y="0.4in" svg:width="10.6in" svg:height="1.44965in" presentation:class="title" presentation:placeholder="false">
          <draw:text-box>
            <text:p text:style-name="a1523" text:class-names="" text:cond-style-name=""><text:span text:style-name="a1521" text:class-names="">Believers are to adopt a spiritual lifestyle (4:20-32).<text:s text:c="1"/></text:span><text:span text:style-name="a1522" text:class-names=""/></text:p>
          </draw:text-box>
          <svg:title/>
          <svg:desc/>
        </draw:frame>
        <draw:frame draw:id="id219" presentation:style-name="a1537" draw:name="Text Placeholder 2" svg:x="1.38in" svg:y="2in" svg:width="9.4in" svg:height="4.75868in" presentation:class="outline" presentation:placeholder="false">
          <draw:text-box>
            <text:list text:style-name="a1527">
              <text:list-item>
                <text:p text:style-name="a1526" text:class-names="" text:cond-style-name=""><text:span text:style-name="a1525" text:class-names=""><text:s text:c="1"/>They are to have a renewal of spiritual thoughts and attitudes (4:20-23).<text:s text:c="1"/>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><text:s text:c="1"/>They are to put off the old self, including (4:24, 26-28a, 29a, 30-32):<text:s text:c="1"/></text:span></text:p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><text:s text:c="1"/>They are to put on the new self, including (4:25, 28b-29, 32):<text:s text:c="1"/>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</draw:text-box>
          <svg:title/>
          <svg:desc/>
        </draw:frame>
      </draw:page>
      <draw:page draw:name="Slide65" draw:style-name="a1538" draw:master-page-name="Master1-Layout12-tx-Title-and-Text" presentation:presentation-page-layout-name="Master1-PPL12" draw:id="Slide-320">
        <draw:frame draw:id="id220" presentation:style-name="a1542" draw:name="Title 1" svg:x="1.38in" svg:y="0.4in" svg:width="10.6in" svg:height="1.44965in" presentation:class="title" presentation:placeholder="false">
          <draw:text-box>
            <text:p text:style-name="a1541" text:class-names="" text:cond-style-name=""><text:span text:style-name="a1539" text:class-names=""><text:s text:c="1"/>They are to put on the new self, including (4:25, 28b-29, 32):<text:s text:c="1"/></text:span><text:span text:style-name="a1540" text:class-names=""/></text:p>
          </draw:text-box>
          <svg:title/>
          <svg:desc/>
        </draw:frame>
        <draw:frame draw:id="id221" presentation:style-name="a1564" draw:name="Text Placeholder 2" svg:x="1.38in" svg:y="2in" svg:width="9.4in" svg:height="4.75868in" presentation:class="outline" presentation:placeholder="false">
          <draw:text-box>
            <text:list text:style-name="a1545">
              <text:list-item>
                <text:p text:style-name="a1544" text:class-names="" text:cond-style-name=""><text:span text:style-name="a1543" text:class-names=""><text:s text:c="1"/>Truthfulness (4:25)<text:s text:c="1"/>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<text:s text:c="1"/>Honest labor (4:28b)<text:s text:c="1"/>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<text:s text:c="1"/>Helping those in need (4:28c)<text:s text:c="1"/>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<text:s text:c="1"/>Building one another up (4:29b)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<text:s text:c="1"/>Kindness and compassion (4:32a)<text:s text:c="1"/>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<text:s text:c="1"/>Forgiveness (4:32b)<text:s text:c="1"/>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</draw:text-box>
          <svg:title/>
          <svg:desc/>
        </draw:frame>
      </draw:page>
      <draw:page draw:name="Slide66" draw:style-name="a1565" draw:master-page-name="Master1-Layout12-tx-Title-and-Text" presentation:presentation-page-layout-name="Master1-PPL12" draw:id="Slide-321">
        <draw:frame draw:id="id222" presentation:style-name="a1569" draw:name="Title 1" svg:x="1.38in" svg:y="0.4in" svg:width="10.6in" svg:height="1.44965in" presentation:class="title" presentation:placeholder="false">
          <draw:text-box>
            <text:p text:style-name="a1568" text:class-names="" text:cond-style-name=""><text:span text:style-name="a1566" text:class-names="">Believers are to adopt a spiritual lifestyle (4:20-32).<text:s text:c="1"/></text:span><text:span text:style-name="a1567" text:class-names=""/></text:p>
          </draw:text-box>
          <svg:title/>
          <svg:desc/>
        </draw:frame>
        <draw:frame draw:id="id223" presentation:style-name="a1582" draw:name="Text Placeholder 2" svg:x="1.38in" svg:y="2in" svg:width="9.4in" svg:height="4.75868in" presentation:class="outline" presentation:placeholder="false">
          <draw:text-box>
            <text:list text:style-name="a1572">
              <text:list-item>
                <text:p text:style-name="a1571" text:class-names="" text:cond-style-name=""><text:span text:style-name="a1570" text:class-names=""><text:s text:c="1"/>They are to have a renewal of spiritual thoughts and attitudes (4:20-23).<text:s text:c="1"/>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<text:s text:c="1"/>They are to put off the old self, including (4:24, 26-28a, 29a, 30-32):<text:s text:c="1"/>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<text:s text:c="1"/>They are to put on the new self, including (4:25, 28b-29, 32):<text:s text:c="1"/>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/></text:p>
              </text:list-item>
            </text:list>
          </draw:text-box>
          <svg:title/>
          <svg:desc/>
        </draw:frame>
      </draw:page>
      <draw:page draw:name="Slide67" draw:style-name="a1583" draw:master-page-name="Master1-Layout12-tx-Title-and-Text" presentation:presentation-page-layout-name="Master1-PPL12" draw:id="Slide-322">
        <draw:frame draw:id="id224" presentation:style-name="a1587" draw:name="Title 1" svg:x="1.38in" svg:y="0.4in" svg:width="10.6in" svg:height="1.44965in" presentation:class="title" presentation:placeholder="false">
          <draw:text-box>
            <text:p text:style-name="a1586" text:class-names="" text:cond-style-name=""><text:span text:style-name="a1584" text:class-names="">EPHESIANS 4<text:s text:c="1"/></text:span><text:span text:style-name="a1585" text:class-names=""/></text:p>
          </draw:text-box>
          <svg:title/>
          <svg:desc/>
        </draw:frame>
        <draw:frame draw:id="id225" presentation:style-name="a1603" draw:name="Text Placeholder 2" svg:x="1.38in" svg:y="2in" svg:width="9.4in" svg:height="4.75868in" presentation:class="outline" presentation:placeholder="false">
          <draw:text-box>
            <text:list text:style-name="a1590">
              <text:list-item>
                <text:p text:style-name="a1589" text:class-names="" text:cond-style-name=""><text:span text:style-name="a1588" text:class-names="">THE POSITION OF THIS NEW CREATION (4:1-16)<text:s text:c="1"/>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>THE DISPOSITION OF THIS NEW CREATION (4:17-32):<text:s text:c="1"/></text:span></text:p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>Believers are to avoid immoral lifestyles (4:17-19):<text:s text:c="1"/>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Believers are to adopt a spiritual lifestyle (4:20-32).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/></text:p>
              </text:list-item>
            </text:list>
          </draw:text-box>
          <svg:title/>
          <svg:desc/>
        </draw:frame>
      </draw:page>
      <draw:page draw:name="Slide68" draw:style-name="a1604" draw:master-page-name="Master1-Layout1-title-Title-Slide" presentation:presentation-page-layout-name="Master1-PPL1" draw:id="Slide-323">
        <draw:frame draw:id="id226" presentation:style-name="a1608" draw:name="Title 1" svg:x="1.38in" svg:y="0.83in" svg:width="10.3in" svg:height="4.42in" presentation:class="title" presentation:placeholder="false">
          <draw:text-box>
            <text:p text:style-name="a1607" text:class-names="" text:cond-style-name=""><text:span text:style-name="a1605" text:class-names="">EPHESIANS 5<text:s text:c="1"/></text:span><text:span text:style-name="a1606" text:class-names=""/></text:p>
          </draw:text-box>
          <svg:title/>
          <svg:desc/>
        </draw:frame>
        <draw:frame draw:id="id227" presentation:style-name="a1613" draw:name="Subtitle 2" svg:x="1.38in" svg:y="5.25in" svg:width="10.3in" svg:height="1.85in" presentation:class="subtitle" presentation:placeholder="false">
          <draw:text-box>
            <text:p text:style-name="a1610" text:class-names="" text:cond-style-name=""><text:span text:style-name="a1609" text:class-names="">OBEDIENT CHILDREN (5:1-21):<text:s text:c="1"/></text:span></text:p>
            <text:p text:style-name="a1612" text:class-names="" text:cond-style-name=""><text:span text:style-name="a1611" text:class-names=""/></text:p>
          </draw:text-box>
          <svg:title/>
          <svg:desc/>
        </draw:frame>
      </draw:page>
      <draw:page draw:name="Slide69" draw:style-name="a1614" draw:master-page-name="Master1-Layout13-twoColTx-Title-and-2-Column-Text" presentation:presentation-page-layout-name="Master1-PPL13" draw:id="Slide-324">
        <draw:frame draw:id="id228" presentation:style-name="a1618" draw:name="Title 1" svg:x="1.38in" svg:y="0.4in" svg:width="10.6in" svg:height="1.44965in" presentation:class="title" presentation:placeholder="false">
          <draw:text-box>
            <text:p text:style-name="a1617" text:class-names="" text:cond-style-name=""><text:span text:style-name="a1615" text:class-names="">OBEDIENT CHILDREN (5:1-21):<text:s text:c="1"/></text:span><text:span text:style-name="a1616" text:class-names=""/></text:p>
          </draw:text-box>
          <svg:title/>
          <svg:desc/>
        </draw:frame>
        <draw:frame draw:id="id229" presentation:style-name="a1640" draw:name="Text Placeholder 2" svg:x="1.38021in" svg:y="2in" svg:width="4.61632in" svg:height="4.75868in" presentation:class="outline" presentation:placeholder="false">
          <draw:text-box>
            <text:list text:style-name="a1621">
              <text:list-item>
                <text:p text:style-name="a1620" text:class-names="" text:cond-style-name=""><text:span text:style-name="a1619" text:class-names=""><text:s text:c="1"/>Follow Christ in love (5:1-2).<text:s text:c="1"/>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><text:s text:c="1"/>Avoid all immorality (5:3).<text:s text:c="1"/>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<text:s text:c="1"/>Refrain from obscene language (5:4-5).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<text:s text:c="1"/>Don't allow others to deceive you (5:6-7).<text:s text:c="1"/>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><text:s text:c="1"/>Walk in the light (5:8-9, 11-14).<text:s text:c="1"/>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<text:s text:c="1"/>Seek God's will and do it (5:10, 17).<text:s text:c="1"/>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/></text:p>
              </text:list-item>
            </text:list>
          </draw:text-box>
          <svg:title/>
          <svg:desc/>
        </draw:frame>
        <draw:frame draw:id="id230" presentation:style-name="a1662" draw:name="Text Placeholder 3" svg:x="6.16319in" svg:y="2in" svg:width="4.61632in" svg:height="4.75868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41" text:class-names=""><text:s text:c="1"/>Use every opportunity for doing good (5:15-16).<text:s text:c="1"/>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<text:s text:c="1"/>Don't get drunk on wine (5:18a).<text:s text:c="1"/>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<text:s text:c="1"/>Be filled with the Spirit (5:18b).<text:s text:c="1"/>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<text:s text:c="1"/>Use music to encourage each other and to worship God (5:19).<text:s text:c="1"/>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<text:s text:c="1"/>Be thankful for all things (5:20).<text:s text:c="1"/>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><text:s text:c="1"/>Submit to one another (5:21).<text:s text:c="1"/>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/></text:p>
              </text:list-item>
            </text:list>
          </draw:text-box>
          <svg:title/>
          <svg:desc/>
        </draw:frame>
      </draw:page>
      <draw:page draw:name="Slide70" draw:style-name="a1663" draw:master-page-name="Master1-Layout12-tx-Title-and-Text" presentation:presentation-page-layout-name="Master1-PPL12" draw:id="Slide-325">
        <draw:frame draw:id="id231" presentation:style-name="a1667" draw:name="Title 1" svg:x="1.38in" svg:y="0.4in" svg:width="10.6in" svg:height="1.44965in" presentation:class="title" presentation:placeholder="false">
          <draw:text-box>
            <text:p text:style-name="a1666" text:class-names="" text:cond-style-name=""><text:span text:style-name="a1664" text:class-names="">EPHESIANS 5<text:s text:c="1"/></text:span><text:span text:style-name="a1665" text:class-names=""/></text:p>
          </draw:text-box>
          <svg:title/>
          <svg:desc/>
        </draw:frame>
        <draw:frame draw:id="id232" presentation:style-name="a1677" draw:name="Text Placeholder 2" svg:x="1.38in" svg:y="2in" svg:width="9.4in" svg:height="4.75868in" presentation:class="outline" presentation:placeholder="false">
          <draw:text-box>
            <text:list text:style-name="a1670">
              <text:list-item>
                <text:p text:style-name="a1669" text:class-names="" text:cond-style-name=""><text:span text:style-name="a1668" text:class-names="">OBEDIENT CHILDREN (5:1-21):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>OBEDIENT HUSBANDS AND WIVES (5:22-33)<text:s text:c="1"/></text:span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/></text:p>
              </text:list-item>
            </text:list>
          </draw:text-box>
          <svg:title/>
          <svg:desc/>
        </draw:frame>
      </draw:page>
      <draw:page draw:name="Slide71" draw:style-name="a1678" draw:master-page-name="Master1-Layout12-tx-Title-and-Text" presentation:presentation-page-layout-name="Master1-PPL12" draw:id="Slide-326">
        <draw:frame draw:id="id233" presentation:style-name="a1682" draw:name="Title 1" svg:x="1.38in" svg:y="0.4in" svg:width="10.6in" svg:height="1.44965in" presentation:class="title" presentation:placeholder="false">
          <draw:text-box>
            <text:p text:style-name="a1681" text:class-names="" text:cond-style-name=""><text:span text:style-name="a1679" text:class-names="">OBEDIENT HUSBANDS AND WIVES (5:22-33)<text:s text:c="1"/></text:span><text:span text:style-name="a1680" text:class-names=""/></text:p>
          </draw:text-box>
          <svg:title/>
          <svg:desc/>
        </draw:frame>
        <draw:frame draw:id="id234" presentation:style-name="a1692" draw:name="Text Placeholder 2" svg:x="1.38in" svg:y="2in" svg:width="9.4in" svg:height="4.75868in" presentation:class="outline" presentation:placeholder="false">
          <draw:text-box>
            <text:list text:style-name="a1685">
              <text:list-item>
                <text:p text:style-name="a1684" text:class-names="" text:cond-style-name=""><text:span text:style-name="a1683" text:class-names=""><text:s text:c="1"/>Wives are to submit to their husbands as the church submits to Christ (5:22-24).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><text:s text:c="1"/>Husbands are to love their wives as Christ loves the church (5:25-33).<text:s text:c="1"/>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/></text:p>
              </text:list-item>
            </text:list>
          </draw:text-box>
          <svg:title/>
          <svg:desc/>
        </draw:frame>
      </draw:page>
      <draw:page draw:name="Slide72" draw:style-name="a1693" draw:master-page-name="Master1-Layout12-tx-Title-and-Text" presentation:presentation-page-layout-name="Master1-PPL12" draw:id="Slide-327">
        <draw:frame draw:id="id235" presentation:style-name="a1697" draw:name="Title 1" svg:x="1.38in" svg:y="0.4in" svg:width="10.6in" svg:height="1.44965in" presentation:class="title" presentation:placeholder="false">
          <draw:text-box>
            <text:p text:style-name="a1696" text:class-names="" text:cond-style-name=""><text:span text:style-name="a1694" text:class-names=""><text:s text:c="1"/>Husbands are to love their wives as Christ loves the church (5:25-33).<text:s text:c="1"/></text:span><text:span text:style-name="a1695" text:class-names=""/></text:p>
          </draw:text-box>
          <svg:title/>
          <svg:desc/>
        </draw:frame>
        <draw:frame draw:id="id236" presentation:style-name="a1710" draw:name="Text Placeholder 2" svg:x="1.38in" svg:y="2in" svg:width="9.4in" svg:height="4.75868in" presentation:class="outline" presentation:placeholder="false">
          <draw:text-box>
            <text:list text:style-name="a1700">
              <text:list-item>
                <text:p text:style-name="a1699" text:class-names="" text:cond-style-name=""><text:span text:style-name="a1698" text:class-names=""><text:s text:c="1"/>Christ died for the church (5:25).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<text:s text:c="1"/>Christ lives to make the church holy and clean (5:26).<text:s text:c="1"/>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><text:s text:c="1"/>Christ will someday present the church to himself as a glorious church without stain or wrinkle (5:27).<text:s text:c="1"/>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/></text:p>
              </text:list-item>
            </text:list>
          </draw:text-box>
          <svg:title/>
          <svg:desc/>
        </draw:frame>
      </draw:page>
      <draw:page draw:name="Slide73" draw:style-name="a1711" draw:master-page-name="Master1-Layout12-tx-Title-and-Text" presentation:presentation-page-layout-name="Master1-PPL12" draw:id="Slide-328">
        <draw:frame draw:id="id237" presentation:style-name="a1715" draw:name="Title 1" svg:x="1.38in" svg:y="0.4in" svg:width="10.6in" svg:height="1.44965in" presentation:class="title" presentation:placeholder="false">
          <draw:text-box>
            <text:p text:style-name="a1714" text:class-names="" text:cond-style-name=""><text:span text:style-name="a1712" text:class-names="">OBEDIENT HUSBANDS AND WIVES (5:22-33)<text:s text:c="1"/></text:span><text:span text:style-name="a1713" text:class-names=""/></text:p>
          </draw:text-box>
          <svg:title/>
          <svg:desc/>
        </draw:frame>
        <draw:frame draw:id="id238" presentation:style-name="a1728" draw:name="Text Placeholder 2" svg:x="1.38in" svg:y="2in" svg:width="9.4in" svg:height="4.75868in" presentation:class="outline" presentation:placeholder="false">
          <draw:text-box>
            <text:list text:style-name="a1718">
              <text:list-item>
                <text:p text:style-name="a1717" text:class-names="" text:cond-style-name=""><text:span text:style-name="a1716" text:class-names=""><text:s text:c="1"/>Wives are to submit to their husbands as the church submits to Christ (5:22-24).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<text:s text:c="1"/>Husbands are to love their wives as Christ loves the church (5:25-33).<text:s text:c="1"/>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><text:s text:c="1"/>Husbands are to love their wives as they love their own bodies (5:28-33).<text:s text:c="1"/>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/></text:p>
              </text:list-item>
            </text:list>
          </draw:text-box>
          <svg:title/>
          <svg:desc/>
        </draw:frame>
      </draw:page>
      <draw:page draw:name="Slide74" draw:style-name="a1729" draw:master-page-name="Master1-Layout12-tx-Title-and-Text" presentation:presentation-page-layout-name="Master1-PPL12" draw:id="Slide-329">
        <draw:frame draw:id="id239" presentation:style-name="a1733" draw:name="Title 1" svg:x="1.38in" svg:y="0.4in" svg:width="10.6in" svg:height="1.44965in" presentation:class="title" presentation:placeholder="false">
          <draw:text-box>
            <text:p text:style-name="a1732" text:class-names="" text:cond-style-name=""><text:span text:style-name="a1730" text:class-names="">EPHESIANS 5<text:s text:c="1"/></text:span><text:span text:style-name="a1731" text:class-names=""/></text:p>
          </draw:text-box>
          <svg:title/>
          <svg:desc/>
        </draw:frame>
        <draw:frame draw:id="id240" presentation:style-name="a1743" draw:name="Text Placeholder 2" svg:x="1.38in" svg:y="2in" svg:width="9.4in" svg:height="4.75868in" presentation:class="outline" presentation:placeholder="false">
          <draw:text-box>
            <text:list text:style-name="a1736">
              <text:list-item>
                <text:p text:style-name="a1735" text:class-names="" text:cond-style-name=""><text:span text:style-name="a1734" text:class-names="">OBEDIENT CHILDREN (5:1-21):<text:s text:c="1"/>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>OBEDIENT HUSBANDS AND WIVES (5:22-33)<text:s text:c="1"/></text:span></text:p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/></text:p>
              </text:list-item>
            </text:list>
          </draw:text-box>
          <svg:title/>
          <svg:desc/>
        </draw:frame>
      </draw:page>
      <draw:page draw:name="Slide75" draw:style-name="a1744" draw:master-page-name="Master1-Layout1-title-Title-Slide" presentation:presentation-page-layout-name="Master1-PPL1" draw:id="Slide-330">
        <draw:frame draw:id="id241" presentation:style-name="a1748" draw:name="Title 1" svg:x="1.38in" svg:y="0.83in" svg:width="10.3in" svg:height="4.42in" presentation:class="title" presentation:placeholder="false">
          <draw:text-box>
            <text:p text:style-name="a1747" text:class-names="" text:cond-style-name=""><text:span text:style-name="a1745" text:class-names="">EPHESIANS 6<text:s text:c="1"/></text:span><text:span text:style-name="a1746" text:class-names=""/></text:p>
          </draw:text-box>
          <svg:title/>
          <svg:desc/>
        </draw:frame>
        <draw:frame draw:id="id242" presentation:style-name="a1753" draw:name="Subtitle 2" svg:x="1.38in" svg:y="5.25in" svg:width="10.3in" svg:height="1.85in" presentation:class="subtitle" presentation:placeholder="false">
          <draw:text-box>
            <text:p text:style-name="a1750" text:class-names="" text:cond-style-name=""><text:span text:style-name="a1749" text:class-names="">BOOT-CAMP TRAINING (6:1-9)<text:s text:c="1"/></text:span></text:p>
            <text:p text:style-name="a1752" text:class-names="" text:cond-style-name=""><text:span text:style-name="a1751" text:class-names=""/></text:p>
          </draw:text-box>
          <svg:title/>
          <svg:desc/>
        </draw:frame>
      </draw:page>
      <draw:page draw:name="Slide76" draw:style-name="a1754" draw:master-page-name="Master1-Layout1-title-Title-Slide" presentation:presentation-page-layout-name="Master1-PPL1" draw:id="Slide-331">
        <draw:frame draw:id="id243" presentation:style-name="a1758" draw:name="Title 1" svg:x="1.38in" svg:y="0.83in" svg:width="10.3in" svg:height="4.42in" presentation:class="title" presentation:placeholder="false">
          <draw:text-box>
            <text:p text:style-name="a1757" text:class-names="" text:cond-style-name=""><text:span text:style-name="a1755" text:class-names="">BOOT-CAMP TRAINING (6:1-9)<text:s text:c="1"/></text:span><text:span text:style-name="a1756" text:class-names=""/></text:p>
          </draw:text-box>
          <svg:title/>
          <svg:desc/>
        </draw:frame>
        <draw:frame draw:id="id244" presentation:style-name="a1763" draw:name="Subtitle 2" svg:x="1.38in" svg:y="5.25in" svg:width="10.3in" svg:height="1.85in" presentation:class="subtitle" presentation:placeholder="false">
          <draw:text-box>
            <text:p text:style-name="a1760" text:class-names="" text:cond-style-name=""><text:span text:style-name="a1759" text:class-names=""><text:s text:c="1"/>The example of children and parents (6:1-4)<text:s text:c="1"/></text:span></text:p>
            <text:p text:style-name="a1762" text:class-names="" text:cond-style-name=""><text:span text:style-name="a1761" text:class-names=""/></text:p>
          </draw:text-box>
          <svg:title/>
          <svg:desc/>
        </draw:frame>
      </draw:page>
      <draw:page draw:name="Slide77" draw:style-name="a1764" draw:master-page-name="Master1-Layout12-tx-Title-and-Text" presentation:presentation-page-layout-name="Master1-PPL12" draw:id="Slide-332">
        <draw:frame draw:id="id245" presentation:style-name="a1768" draw:name="Title 1" svg:x="1.38in" svg:y="0.4in" svg:width="10.6in" svg:height="1.44965in" presentation:class="title" presentation:placeholder="false">
          <draw:text-box>
            <text:p text:style-name="a1767" text:class-names="" text:cond-style-name=""><text:span text:style-name="a1765" text:class-names=""><text:s text:c="1"/>The example of children and parents (6:1-4)<text:s text:c="1"/></text:span><text:span text:style-name="a1766" text:class-names=""/></text:p>
          </draw:text-box>
          <svg:title/>
          <svg:desc/>
        </draw:frame>
        <draw:frame draw:id="id246" presentation:style-name="a1778" draw:name="Text Placeholder 2" svg:x="1.38in" svg:y="2in" svg:width="9.4in" svg:height="4.75868in" presentation:class="outline" presentation:placeholder="false">
          <draw:text-box>
            <text:list text:style-name="a1771">
              <text:list-item>
                <text:p text:style-name="a1770" text:class-names="" text:cond-style-name=""><text:span text:style-name="a1769" text:class-names=""><text:s text:c="1"/>As soldiers, children are to honor and obey their parents (6:1-3).<text:s text:c="1"/>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<text:s text:c="1"/>As commanders, parents are to discipline and instruct their children (6:4).<text:s text:c="1"/>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/></text:p>
              </text:list-item>
            </text:list>
          </draw:text-box>
          <svg:title/>
          <svg:desc/>
        </draw:frame>
      </draw:page>
      <draw:page draw:name="Slide78" draw:style-name="a1779" draw:master-page-name="Master1-Layout12-tx-Title-and-Text" presentation:presentation-page-layout-name="Master1-PPL12" draw:id="Slide-333">
        <draw:frame draw:id="id247" presentation:style-name="a1783" draw:name="Title 1" svg:x="1.38in" svg:y="0.4in" svg:width="10.6in" svg:height="1.44965in" presentation:class="title" presentation:placeholder="false">
          <draw:text-box>
            <text:p text:style-name="a1782" text:class-names="" text:cond-style-name=""><text:span text:style-name="a1780" text:class-names="">BOOT-CAMP TRAINING (6:1-9)<text:s text:c="1"/></text:span><text:span text:style-name="a1781" text:class-names=""/></text:p>
          </draw:text-box>
          <svg:title/>
          <svg:desc/>
        </draw:frame>
        <draw:frame draw:id="id248" presentation:style-name="a1793" draw:name="Text Placeholder 2" svg:x="1.38in" svg:y="2in" svg:width="9.4in" svg:height="4.75868in" presentation:class="outline" presentation:placeholder="false">
          <draw:text-box>
            <text:list text:style-name="a1786">
              <text:list-item>
                <text:p text:style-name="a1785" text:class-names="" text:cond-style-name=""><text:span text:style-name="a1784" text:class-names=""><text:s text:c="1"/>The example of children and parents (6:1-4)<text:s text:c="1"/></text:span></text:p>
              </text:list-item>
            </text:list>
            <text:list text:style-name="a1789">
              <text:list-item>
                <text:p text:style-name="a1788" text:class-names="" text:cond-style-name=""><text:span text:style-name="a1787" text:class-names=""><text:s text:c="1"/>The example of servants and masters (6:5-9)<text:s text:c="1"/></text:span></text:p>
              </text:list-item>
            </text:list>
            <text:list text:style-name="a1792">
              <text:list-item>
                <text:p text:style-name="a1791" text:class-names="" text:cond-style-name=""><text:span text:style-name="a1790" text:class-names=""/></text:p>
              </text:list-item>
            </text:list>
          </draw:text-box>
          <svg:title/>
          <svg:desc/>
        </draw:frame>
      </draw:page>
      <draw:page draw:name="Slide79" draw:style-name="a1794" draw:master-page-name="Master1-Layout12-tx-Title-and-Text" presentation:presentation-page-layout-name="Master1-PPL12" draw:id="Slide-334">
        <draw:frame draw:id="id249" presentation:style-name="a1798" draw:name="Title 1" svg:x="1.38in" svg:y="0.4in" svg:width="10.6in" svg:height="1.44965in" presentation:class="title" presentation:placeholder="false">
          <draw:text-box>
            <text:p text:style-name="a1797" text:class-names="" text:cond-style-name=""><text:span text:style-name="a1795" text:class-names=""><text:s text:c="1"/>The example of servants and masters (6:5-9)<text:s text:c="1"/></text:span><text:span text:style-name="a1796" text:class-names=""/></text:p>
          </draw:text-box>
          <svg:title/>
          <svg:desc/>
        </draw:frame>
        <draw:frame draw:id="id250" presentation:style-name="a1808" draw:name="Text Placeholder 2" svg:x="1.38in" svg:y="2in" svg:width="9.4in" svg:height="4.75868in" presentation:class="outline" presentation:placeholder="false">
          <draw:text-box>
            <text:list text:style-name="a1801">
              <text:list-item>
                <text:p text:style-name="a1800" text:class-names="" text:cond-style-name=""><text:span text:style-name="a1799" text:class-names=""><text:s text:c="1"/>Servants are to serve their masters as they would serve Christ (6:5-8).<text:s text:c="1"/>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<text:s text:c="1"/>Masters are to treat their servants as they would treat Christ (6:9).<text:s text:c="1"/>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/></text:p>
              </text:list-item>
            </text:list>
          </draw:text-box>
          <svg:title/>
          <svg:desc/>
        </draw:frame>
      </draw:page>
      <draw:page draw:name="Slide80" draw:style-name="a1809" draw:master-page-name="Master1-Layout12-tx-Title-and-Text" presentation:presentation-page-layout-name="Master1-PPL12" draw:id="Slide-335">
        <draw:frame draw:id="id251" presentation:style-name="a1813" draw:name="Title 1" svg:x="1.38in" svg:y="0.4in" svg:width="10.6in" svg:height="1.44965in" presentation:class="title" presentation:placeholder="false">
          <draw:text-box>
            <text:p text:style-name="a1812" text:class-names="" text:cond-style-name=""><text:span text:style-name="a1810" text:class-names="">BOOT-CAMP TRAINING (6:1-9)<text:s text:c="1"/></text:span><text:span text:style-name="a1811" text:class-names=""/></text:p>
          </draw:text-box>
          <svg:title/>
          <svg:desc/>
        </draw:frame>
        <draw:frame draw:id="id252" presentation:style-name="a1823" draw:name="Text Placeholder 2" svg:x="1.38in" svg:y="2in" svg:width="9.4in" svg:height="4.75868in" presentation:class="outline" presentation:placeholder="false">
          <draw:text-box>
            <text:list text:style-name="a1816">
              <text:list-item>
                <text:p text:style-name="a1815" text:class-names="" text:cond-style-name=""><text:span text:style-name="a1814" text:class-names=""><text:s text:c="1"/>The example of children and parents (6:1-4)<text:s text:c="1"/>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><text:s text:c="1"/>The example of servants and masters (6:5-9)<text:s text:c="1"/>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</draw:text-box>
          <svg:title/>
          <svg:desc/>
        </draw:frame>
      </draw:page>
      <draw:page draw:name="Slide81" draw:style-name="a1824" draw:master-page-name="Master1-Layout12-tx-Title-and-Text" presentation:presentation-page-layout-name="Master1-PPL12" draw:id="Slide-336">
        <draw:frame draw:id="id253" presentation:style-name="a1828" draw:name="Title 1" svg:x="1.38in" svg:y="0.4in" svg:width="10.6in" svg:height="1.44965in" presentation:class="title" presentation:placeholder="false">
          <draw:text-box>
            <text:p text:style-name="a1827" text:class-names="" text:cond-style-name=""><text:span text:style-name="a1825" text:class-names="">EPHESIANS 6<text:s text:c="1"/></text:span><text:span text:style-name="a1826" text:class-names=""/></text:p>
          </draw:text-box>
          <svg:title/>
          <svg:desc/>
        </draw:frame>
        <draw:frame draw:id="id254" presentation:style-name="a1838" draw:name="Text Placeholder 2" svg:x="1.38in" svg:y="2in" svg:width="9.4in" svg:height="4.75868in" presentation:class="outline" presentation:placeholder="false">
          <draw:text-box>
            <text:list text:style-name="a1831">
              <text:list-item>
                <text:p text:style-name="a1830" text:class-names="" text:cond-style-name=""><text:span text:style-name="a1829" text:class-names="">BOOT-CAMP TRAINING (6:1-9)<text:s text:c="1"/>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>FRONTLINE FIGHTING (6:10-24)<text:s text:c="1"/></text:span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/></text:p>
              </text:list-item>
            </text:list>
          </draw:text-box>
          <svg:title/>
          <svg:desc/>
        </draw:frame>
      </draw:page>
      <draw:page draw:name="Slide82" draw:style-name="a1839" draw:master-page-name="Master1-Layout1-title-Title-Slide" presentation:presentation-page-layout-name="Master1-PPL1" draw:id="Slide-337">
        <draw:frame draw:id="id255" presentation:style-name="a1843" draw:name="Title 1" svg:x="1.38in" svg:y="0.83in" svg:width="10.3in" svg:height="4.42in" presentation:class="title" presentation:placeholder="false">
          <draw:text-box>
            <text:p text:style-name="a1842" text:class-names="" text:cond-style-name=""><text:span text:style-name="a1840" text:class-names="">FRONTLINE FIGHTING (6:10-24)<text:s text:c="1"/></text:span><text:span text:style-name="a1841" text:class-names=""/></text:p>
          </draw:text-box>
          <svg:title/>
          <svg:desc/>
        </draw:frame>
        <draw:frame draw:id="id256" presentation:style-name="a1848" draw:name="Subtitle 2" svg:x="1.38in" svg:y="5.25in" svg:width="10.3in" svg:height="1.85in" presentation:class="subtitle" presentation:placeholder="false">
          <draw:text-box>
            <text:p text:style-name="a1845" text:class-names="" text:cond-style-name=""><text:span text:style-name="a1844" text:class-names=""><text:s text:c="1"/>The exhortation (6:10-11a, 13, 18-20):<text:s text:c="1"/></text:span></text:p>
            <text:p text:style-name="a1847" text:class-names="" text:cond-style-name=""><text:span text:style-name="a1846" text:class-names=""/></text:p>
          </draw:text-box>
          <svg:title/>
          <svg:desc/>
        </draw:frame>
      </draw:page>
      <draw:page draw:name="Slide83" draw:style-name="a1849" draw:master-page-name="Master1-Layout12-tx-Title-and-Text" presentation:presentation-page-layout-name="Master1-PPL12" draw:id="Slide-338">
        <draw:frame draw:id="id257" presentation:style-name="a1853" draw:name="Title 1" svg:x="1.38in" svg:y="0.4in" svg:width="10.6in" svg:height="1.44965in" presentation:class="title" presentation:placeholder="false">
          <draw:text-box>
            <text:p text:style-name="a1852" text:class-names="" text:cond-style-name=""><text:span text:style-name="a1850" text:class-names=""><text:s text:c="1"/>The exhortation (6:10-11a, 13, 18-20):<text:s text:c="1"/></text:span><text:span text:style-name="a1851" text:class-names=""/></text:p>
          </draw:text-box>
          <svg:title/>
          <svg:desc/>
        </draw:frame>
        <draw:frame draw:id="id258" presentation:style-name="a1869" draw:name="Text Placeholder 2" svg:x="1.38in" svg:y="2in" svg:width="9.4in" svg:height="4.75868in" presentation:class="outline" presentation:placeholder="false">
          <draw:text-box>
            <text:list text:style-name="a1856">
              <text:list-item>
                <text:p text:style-name="a1855" text:class-names="" text:cond-style-name=""><text:span text:style-name="a1854" text:class-names=""><text:s text:c="1"/>Be strong (6:10):<text:s text:c="1"/></text:span></text:p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><text:s text:c="1"/>Prepare yourself (6:11a):<text:s text:c="1"/>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><text:s text:c="1"/>Stand firm (6:13).<text:s text:c="1"/></text:span></text:p>
              </text:list-item>
            </text:list>
            <text:list text:style-name="a1865">
              <text:list-item>
                <text:p text:style-name="a1864" text:class-names="" text:cond-style-name=""><text:span text:style-name="a1863" text:class-names=""><text:s text:c="1"/>Pray always (6:18-20).<text:s text:c="1"/></text:span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/></text:p>
              </text:list-item>
            </text:list>
          </draw:text-box>
          <svg:title/>
          <svg:desc/>
        </draw:frame>
      </draw:page>
      <draw:page draw:name="Slide84" draw:style-name="a1870" draw:master-page-name="Master1-Layout12-tx-Title-and-Text" presentation:presentation-page-layout-name="Master1-PPL12" draw:id="Slide-339">
        <draw:frame draw:id="id259" presentation:style-name="a1874" draw:name="Title 1" svg:x="1.38in" svg:y="0.4in" svg:width="10.6in" svg:height="1.44965in" presentation:class="title" presentation:placeholder="false">
          <draw:text-box>
            <text:p text:style-name="a1873" text:class-names="" text:cond-style-name=""><text:span text:style-name="a1871" text:class-names=""><text:s text:c="1"/>Pray always (6:18-20).<text:s text:c="1"/></text:span><text:span text:style-name="a1872" text:class-names=""/></text:p>
          </draw:text-box>
          <svg:title/>
          <svg:desc/>
        </draw:frame>
        <draw:frame draw:id="id260" presentation:style-name="a1887" draw:name="Text Placeholder 2" svg:x="1.38in" svg:y="2in" svg:width="9.4in" svg:height="4.75868in" presentation:class="outline" presentation:placeholder="false">
          <draw:text-box>
            <text:list text:style-name="a1877">
              <text:list-item>
                <text:p text:style-name="a1876" text:class-names="" text:cond-style-name=""><text:span text:style-name="a1875" text:class-names=""><text:s text:c="1"/>For yourselves (6:18a)<text:s text:c="1"/></text:span></text:p>
              </text:list-item>
            </text:list>
            <text:list text:style-name="a1880">
              <text:list-item>
                <text:p text:style-name="a1879" text:class-names="" text:cond-style-name=""><text:span text:style-name="a1878" text:class-names=""><text:s text:c="1"/>For others (6:18b)<text:s text:c="1"/></text:span></text:p>
              </text:list-item>
            </text:list>
            <text:list text:style-name="a1883">
              <text:list-item>
                <text:p text:style-name="a1882" text:class-names="" text:cond-style-name=""><text:span text:style-name="a1881" text:class-names=""><text:s text:c="1"/>For Paul himself (6:19-20)<text:s text:c="1"/></text:span></text:p>
              </text:list-item>
            </text:list>
            <text:list text:style-name="a1886">
              <text:list-item>
                <text:p text:style-name="a1885" text:class-names="" text:cond-style-name=""><text:span text:style-name="a1884" text:class-names=""/></text:p>
              </text:list-item>
            </text:list>
          </draw:text-box>
          <svg:title/>
          <svg:desc/>
        </draw:frame>
      </draw:page>
      <draw:page draw:name="Slide85" draw:style-name="a1888" draw:master-page-name="Master1-Layout12-tx-Title-and-Text" presentation:presentation-page-layout-name="Master1-PPL12" draw:id="Slide-340">
        <draw:frame draw:id="id261" presentation:style-name="a1892" draw:name="Title 1" svg:x="1.38in" svg:y="0.4in" svg:width="10.6in" svg:height="1.44965in" presentation:class="title" presentation:placeholder="false">
          <draw:text-box>
            <text:p text:style-name="a1891" text:class-names="" text:cond-style-name=""><text:span text:style-name="a1889" text:class-names=""><text:s text:c="1"/>The exhortation (6:10-11a, 13, 18-20):<text:s text:c="1"/></text:span><text:span text:style-name="a1890" text:class-names=""/></text:p>
          </draw:text-box>
          <svg:title/>
          <svg:desc/>
        </draw:frame>
        <draw:frame draw:id="id262" presentation:style-name="a1908" draw:name="Text Placeholder 2" svg:x="1.38in" svg:y="2in" svg:width="9.4in" svg:height="4.75868in" presentation:class="outline" presentation:placeholder="false">
          <draw:text-box>
            <text:list text:style-name="a1895">
              <text:list-item>
                <text:p text:style-name="a1894" text:class-names="" text:cond-style-name=""><text:span text:style-name="a1893" text:class-names=""><text:s text:c="1"/>Be strong (6:10):<text:s text:c="1"/>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><text:s text:c="1"/>Prepare yourself (6:11a):<text:s text:c="1"/></text:span></text:p>
              </text:list-item>
            </text:list>
            <text:list text:style-name="a1901">
              <text:list-item>
                <text:p text:style-name="a1900" text:class-names="" text:cond-style-name=""><text:span text:style-name="a1899" text:class-names=""><text:s text:c="1"/>Stand firm (6:13).<text:s text:c="1"/>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<text:s text:c="1"/>Pray always (6:18-20).<text:s text:c="1"/>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/></text:p>
              </text:list-item>
            </text:list>
          </draw:text-box>
          <svg:title/>
          <svg:desc/>
        </draw:frame>
      </draw:page>
      <draw:page draw:name="Slide86" draw:style-name="a1909" draw:master-page-name="Master1-Layout12-tx-Title-and-Text" presentation:presentation-page-layout-name="Master1-PPL12" draw:id="Slide-341">
        <draw:frame draw:id="id263" presentation:style-name="a1913" draw:name="Title 1" svg:x="1.38in" svg:y="0.4in" svg:width="10.6in" svg:height="1.44965in" presentation:class="title" presentation:placeholder="false">
          <draw:text-box>
            <text:p text:style-name="a1912" text:class-names="" text:cond-style-name=""><text:span text:style-name="a1910" text:class-names="">FRONTLINE FIGHTING (6:10-24)<text:s text:c="1"/></text:span><text:span text:style-name="a1911" text:class-names=""/></text:p>
          </draw:text-box>
          <svg:title/>
          <svg:desc/>
        </draw:frame>
        <draw:frame draw:id="id264" presentation:style-name="a1923" draw:name="Text Placeholder 2" svg:x="1.38in" svg:y="2in" svg:width="9.4in" svg:height="4.75868in" presentation:class="outline" presentation:placeholder="false">
          <draw:text-box>
            <text:list text:style-name="a1916">
              <text:list-item>
                <text:p text:style-name="a1915" text:class-names="" text:cond-style-name=""><text:span text:style-name="a1914" text:class-names=""><text:s text:c="1"/>The exhortation (6:10-11a, 13, 18-20):<text:s text:c="1"/>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<text:s text:c="1"/>The enemy (6:11b-12): Satan.<text:s text:c="1"/>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/></text:p>
              </text:list-item>
            </text:list>
          </draw:text-box>
          <svg:title/>
          <svg:desc/>
        </draw:frame>
      </draw:page>
      <draw:page draw:name="Slide87" draw:style-name="a1924" draw:master-page-name="Master1-Layout12-tx-Title-and-Text" presentation:presentation-page-layout-name="Master1-PPL12" draw:id="Slide-342">
        <draw:frame draw:id="id265" presentation:style-name="a1928" draw:name="Title 1" svg:x="1.38in" svg:y="0.4in" svg:width="10.6in" svg:height="1.44965in" presentation:class="title" presentation:placeholder="false">
          <draw:text-box>
            <text:p text:style-name="a1927" text:class-names="" text:cond-style-name=""><text:span text:style-name="a1925" text:class-names=""><text:s text:c="1"/>The enemy (6:11b-12): Satan.<text:s text:c="1"/></text:span><text:span text:style-name="a1926" text:class-names=""/></text:p>
          </draw:text-box>
          <svg:title/>
          <svg:desc/>
        </draw:frame>
        <draw:frame draw:id="id266" presentation:style-name="a1938" draw:name="Text Placeholder 2" svg:x="1.38in" svg:y="2in" svg:width="9.4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<text:s text:c="1"/>His craftiness (6:11b)<text:s text:c="1"/>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<text:s text:c="1"/>His cohorts (6:12): The wicked demons of Satan's kingdom.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/></text:p>
              </text:list-item>
            </text:list>
          </draw:text-box>
          <svg:title/>
          <svg:desc/>
        </draw:frame>
      </draw:page>
      <draw:page draw:name="Slide88" draw:style-name="a1939" draw:master-page-name="Master1-Layout12-tx-Title-and-Text" presentation:presentation-page-layout-name="Master1-PPL12" draw:id="Slide-343">
        <draw:frame draw:id="id267" presentation:style-name="a1943" draw:name="Title 1" svg:x="1.38in" svg:y="0.4in" svg:width="10.6in" svg:height="1.44965in" presentation:class="title" presentation:placeholder="false">
          <draw:text-box>
            <text:p text:style-name="a1942" text:class-names="" text:cond-style-name=""><text:span text:style-name="a1940" text:class-names="">FRONTLINE FIGHTING (6:10-24)<text:s text:c="1"/></text:span><text:span text:style-name="a1941" text:class-names=""/></text:p>
          </draw:text-box>
          <svg:title/>
          <svg:desc/>
        </draw:frame>
        <draw:frame draw:id="id268" presentation:style-name="a1956" draw:name="Text Placeholder 2" svg:x="1.38in" svg:y="2in" svg:width="9.4in" svg:height="4.75868in" presentation:class="outline" presentation:placeholder="false">
          <draw:text-box>
            <text:list text:style-name="a1946">
              <text:list-item>
                <text:p text:style-name="a1945" text:class-names="" text:cond-style-name=""><text:span text:style-name="a1944" text:class-names=""><text:s text:c="1"/>The exhortation (6:10-11a, 13, 18-20):<text:s text:c="1"/>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<text:s text:c="1"/>The enemy (6:11b-12): Satan.<text:s text:c="1"/>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><text:s text:c="1"/>The equipment (6:14-17)<text:s text:c="1"/></text:span></text:p>
              </text:list-item>
            </text:list>
            <text:list text:style-name="a1955">
              <text:list-item>
                <text:p text:style-name="a1954" text:class-names="" text:cond-style-name=""><text:span text:style-name="a1953" text:class-names=""/></text:p>
              </text:list-item>
            </text:list>
          </draw:text-box>
          <svg:title/>
          <svg:desc/>
        </draw:frame>
      </draw:page>
      <draw:page draw:name="Slide89" draw:style-name="a1957" draw:master-page-name="Master1-Layout12-tx-Title-and-Text" presentation:presentation-page-layout-name="Master1-PPL12" draw:id="Slide-344">
        <draw:frame draw:id="id269" presentation:style-name="a1961" draw:name="Title 1" svg:x="1.38in" svg:y="0.4in" svg:width="10.6in" svg:height="1.44965in" presentation:class="title" presentation:placeholder="false">
          <draw:text-box>
            <text:p text:style-name="a1960" text:class-names="" text:cond-style-name=""><text:span text:style-name="a1958" text:class-names=""><text:s text:c="1"/>The equipment (6:14-17)<text:s text:c="1"/></text:span><text:span text:style-name="a1959" text:class-names=""/></text:p>
          </draw:text-box>
          <svg:title/>
          <svg:desc/>
        </draw:frame>
        <draw:frame draw:id="id270" presentation:style-name="a1983" draw:name="Text Placeholder 2" svg:x="1.38in" svg:y="2in" svg:width="9.4in" svg:height="4.75868in" presentation:class="outline" presentation:placeholder="false">
          <draw:text-box>
            <text:list text:style-name="a1964">
              <text:list-item>
                <text:p text:style-name="a1963" text:class-names="" text:cond-style-name=""><text:span text:style-name="a1962" text:class-names=""><text:s text:c="1"/>The belt of truth (6:14a)<text:s text:c="1"/>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><text:s text:c="1"/>The body armor of God's righteousness (6:14b)<text:s text:c="1"/>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><text:s text:c="1"/>The sandals of the Good News (6:15)<text:s text:c="1"/>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><text:s text:c="1"/>The shield of faith (6:16)<text:s text:c="1"/>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><text:s text:c="1"/>The helmet of salvation (6:17a)<text:s text:c="1"/></text:span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><text:s text:c="1"/>The sword of the Spirit (6:17b): The Word of God<text:s text:c="1"/>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/></text:p>
              </text:list-item>
            </text:list>
          </draw:text-box>
          <svg:title/>
          <svg:desc/>
        </draw:frame>
      </draw:page>
      <draw:page draw:name="Slide90" draw:style-name="a1984" draw:master-page-name="Master1-Layout12-tx-Title-and-Text" presentation:presentation-page-layout-name="Master1-PPL12" draw:id="Slide-345">
        <draw:frame draw:id="id271" presentation:style-name="a1988" draw:name="Title 1" svg:x="1.38in" svg:y="0.4in" svg:width="10.6in" svg:height="1.44965in" presentation:class="title" presentation:placeholder="false">
          <draw:text-box>
            <text:p text:style-name="a1987" text:class-names="" text:cond-style-name=""><text:span text:style-name="a1985" text:class-names="">FRONTLINE FIGHTING (6:10-24)<text:s text:c="1"/></text:span><text:span text:style-name="a1986" text:class-names=""/></text:p>
          </draw:text-box>
          <svg:title/>
          <svg:desc/>
        </draw:frame>
        <draw:frame draw:id="id272" presentation:style-name="a2007" draw:name="Text Placeholder 2" svg:x="1.38in" svg:y="2in" svg:width="9.4in" svg:height="4.75868in" presentation:class="outline" presentation:placeholder="false">
          <draw:text-box>
            <text:list text:style-name="a1991">
              <text:list-item>
                <text:p text:style-name="a1990" text:class-names="" text:cond-style-name=""><text:span text:style-name="a1989" text:class-names=""><text:s text:c="1"/>The exhortation (6:10-11a, 13, 18-20):<text:s text:c="1"/></text:span></text:p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><text:s text:c="1"/>The enemy (6:11b-12): Satan.<text:s text:c="1"/></text:span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><text:s text:c="1"/>The equipment (6:14-17)<text:s text:c="1"/></text:span></text:p>
              </text:list-item>
            </text:list>
            <text:list text:style-name="a2000">
              <text:list-item>
                <text:p text:style-name="a1999" text:class-names="" text:cond-style-name=""><text:span text:style-name="a1998" text:class-names=""><text:s text:c="1"/>The envoy (6:21-22):<text:s text:c="1"/>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><text:s text:c="1"/>The benediction (6:23-24):<text:s text:c="1"/></text:span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/></text:p>
              </text:list-item>
            </text:list>
          </draw:text-box>
          <svg:title/>
          <svg:desc/>
        </draw:frame>
      </draw:page>
      <draw:page draw:name="Slide91" draw:style-name="a2008" draw:master-page-name="Master1-Layout12-tx-Title-and-Text" presentation:presentation-page-layout-name="Master1-PPL12" draw:id="Slide-346">
        <draw:frame draw:id="id273" presentation:style-name="a2012" draw:name="Title 1" svg:x="1.38in" svg:y="0.4in" svg:width="10.6in" svg:height="1.44965in" presentation:class="title" presentation:placeholder="false">
          <draw:text-box>
            <text:p text:style-name="a2011" text:class-names="" text:cond-style-name=""><text:span text:style-name="a2009" text:class-names="">EPHESIANS 6<text:s text:c="1"/></text:span><text:span text:style-name="a2010" text:class-names=""/></text:p>
          </draw:text-box>
          <svg:title/>
          <svg:desc/>
        </draw:frame>
        <draw:frame draw:id="id274" presentation:style-name="a2022" draw:name="Text Placeholder 2" svg:x="1.38in" svg:y="2in" svg:width="9.4in" svg:height="4.75868in" presentation:class="outline" presentation:placeholder="false">
          <draw:text-box>
            <text:list text:style-name="a2015">
              <text:list-item>
                <text:p text:style-name="a2014" text:class-names="" text:cond-style-name=""><text:span text:style-name="a2013" text:class-names="">BOOT-CAMP TRAINING (6:1-9)<text:s text:c="1"/></text:span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>FRONTLINE FIGHTING (6:10-24)<text:s text:c="1"/></text:span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/></text:p>
              </text:list-item>
            </text:list>
          </draw:text-box>
          <svg:title/>
          <svg:desc/>
        </draw:frame>
      </draw:page>
      <draw:page draw:name="Slide92" draw:style-name="a2023" draw:master-page-name="Master1-Layout1-title-Title-Slide" presentation:presentation-page-layout-name="Master1-PPL1" draw:id="Slide-347">
        <draw:frame draw:id="id275" presentation:style-name="a2027" draw:name="Title 1" svg:x="1.38in" svg:y="0.83in" svg:width="10.3in" svg:height="4.42in" presentation:class="title" presentation:placeholder="false">
          <draw:text-box>
            <text:p text:style-name="a2026" text:class-names="" text:cond-style-name=""><text:span text:style-name="a2024" text:class-names="">Ephesians</text:span><text:span text:style-name="a2025" text:class-names=""/></text:p>
          </draw:text-box>
          <svg:title/>
          <svg:desc/>
        </draw:frame>
        <draw:frame draw:id="id276" presentation:style-name="a202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phesians</dc:title>
    <meta:initial-creator>David STRICKLAND</meta:initial-creator>
    <dc:creator>David STRICKLAND</dc:creator>
    <meta:creation-date>2020-02-24T10:51:30Z</meta:creation-date>
    <dc:date>2020-02-24T10:51:32Z</dc:date>
    <meta:template xlink:href="BibleStudy" xlink:type="simple"/>
    <meta:editing-cycles>1</meta:editing-cycles>
    <meta:editing-duration>PT1S</meta:editing-duration>
    <meta:document-statistic meta:paragraph-count="339" meta:word-count="2806"/>
  </office:meta>
</office:document-meta>
</file>